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Hack" svg:font-family="Hack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587cm" fo:min-width="3.81cm" fo:padding-top="0cm" fo:padding-bottom="0cm" fo:padding-left="0cm" fo:padding-right="0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2cm" fo:min-width="6.032cm" fo:padding-top="0cm" fo:padding-bottom="0cm" fo:padding-left="0cm" fo:padding-right="0cm" style:writing-mode="lr-tb" loext:decorative="false"/>
      <style:paragraph-properties style:writing-mode="lr-tb"/>
    </style:style>
    <style:style style:name="gr3" style:family="graphic" style:parent-style-name="objectwithoutfill">
      <style:graphic-properties svg:stroke-color="#000000" draw:marker-start="" draw:marker-end="Arrowheads_20_1" draw:fill="none" draw:textarea-vertical-align="middl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02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objectwithoutfill">
      <style:graphic-properties svg:stroke-color="#000000" draw:marker-start="Arrowheads_20_1" draw:marker-end="" draw:fill="none"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1.02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3cm" fo:min-width="5.715cm" fo:padding-top="0cm" fo:padding-bottom="0cm" fo:padding-left="0cm" fo:padding-right="0cm" style:writing-mode="lr-tb" loext:decorative="false"/>
      <style:paragraph-properties style:writing-mode="lr-tb"/>
    </style:style>
    <style:style style:name="gr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1.273cm" fo:min-width="4.445cm" fo:padding-top="0cm" fo:padding-bottom="0cm" fo:padding-left="0cm" fo:padding-right="0cm" style:writing-mode="lr-tb" loext:decorative="false"/>
      <style:paragraph-properties style:writing-mode="lr-tb"/>
    </style:style>
    <style:style style:name="gr9" style:family="graphic" style:parent-style-name="objectwithoutfill">
      <style:graphic-properties svg:stroke-color="#000000" draw:marker-end="Arrowheads_20_1" draw:fill="none" draw:textarea-vertical-align="middle" loext:decorative="false"/>
    </style:style>
    <style:style style:name="gr10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2cm" fo:min-width="5.08cm" fo:padding-top="0cm" fo:padding-bottom="0cm" fo:padding-left="0cm" fo:padding-right="0cm" style:writing-mode="lr-tb" loext:decorative="false"/>
      <style:paragraph-properties style:writing-mode="lr-tb"/>
    </style:style>
    <style:style style:name="gr1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3cm" fo:min-width="5.397cm" fo:padding-top="0cm" fo:padding-bottom="0cm" fo:padding-left="0cm" fo:padding-right="0cm" style:writing-mode="lr-tb" loext:decorative="false"/>
      <style:paragraph-properties style:writing-mode="lr-tb"/>
    </style:style>
    <style:style style:name="gr1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2cm" fo:min-width="5.715cm" fo:padding-top="0cm" fo:padding-bottom="0cm" fo:padding-left="0cm" fo:padding-right="0cm" style:writing-mode="lr-tb" loext:decorative="false"/>
      <style:paragraph-properties style:writing-mode="lr-tb"/>
    </style:style>
    <style:style style:name="gr1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3cm" fo:min-width="6.985cm" fo:padding-top="0cm" fo:padding-bottom="0cm" fo:padding-left="0cm" fo:padding-right="0cm" style:writing-mode="lr-tb" loext:decorative="false"/>
      <style:paragraph-properties style:writing-mode="lr-tb"/>
    </style:style>
    <style:style style:name="gr1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2cm" fo:min-width="5.397cm" fo:padding-top="0cm" fo:padding-bottom="0cm" fo:padding-left="0cm" fo:padding-right="0cm" style:writing-mode="lr-tb" loext:decorative="false"/>
      <style:paragraph-properties style:writing-mode="lr-tb"/>
    </style:style>
    <style:style style:name="gr15" style:family="graphic" style:parent-style-name="objectwithoutfill">
      <style:graphic-properties svg:stroke-color="#000000" draw:marker-start="Arrowheads_20_2" draw:marker-end="" draw:fill="none" draw:textarea-vertical-align="middle" loext:decorative="false"/>
    </style:style>
    <style:style style:name="gr16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35cm" fo:min-width="3.81cm" fo:padding-top="0cm" fo:padding-bottom="0cm" fo:padding-left="0cm" fo:padding-right="0cm" style:writing-mode="lr-tb" loext:decorative="false"/>
      <style:paragraph-properties style:writing-mode="lr-tb"/>
    </style:style>
    <style:style style:name="gr17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2cm" fo:min-width="3.81cm" fo:padding-top="0cm" fo:padding-bottom="0cm" fo:padding-left="0cm" fo:padding-right="0cm" style:writing-mode="lr-tb" loext:decorative="false"/>
      <style:paragraph-properties style:writing-mode="lr-tb"/>
    </style:style>
    <style:style style:name="gr1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35cm" fo:min-width="2.221cm" fo:padding-top="0cm" fo:padding-bottom="0cm" fo:padding-left="0cm" fo:padding-right="0cm" style:writing-mode="lr-tb" loext:decorative="false"/>
      <style:paragraph-properties style:writing-mode="lr-tb"/>
    </style:style>
    <style:style style:name="gr19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35cm" fo:min-width="2.219cm" fo:padding-top="0cm" fo:padding-bottom="0cm" fo:padding-left="0cm" fo:padding-right="0cm" style:writing-mode="lr-tb" loext:decorative="false"/>
      <style:paragraph-properties style:writing-mode="lr-tb"/>
    </style:style>
    <style:style style:name="gr20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2cm" fo:min-width="2.221cm" fo:padding-top="0cm" fo:padding-bottom="0cm" fo:padding-left="0cm" fo:padding-right="0cm" style:writing-mode="lr-tb" loext:decorative="false"/>
      <style:paragraph-properties style:writing-mode="lr-tb"/>
    </style:style>
    <style:style style:name="gr2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35cm" fo:min-width="2.857cm" fo:padding-top="0cm" fo:padding-bottom="0cm" fo:padding-left="0cm" fo:padding-right="0cm" style:writing-mode="lr-tb" loext:decorative="false"/>
      <style:paragraph-properties style:writing-mode="lr-tb"/>
    </style:style>
    <style:style style:name="gr2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2cm" fo:min-width="2.857cm" fo:padding-top="0cm" fo:padding-bottom="0cm" fo:padding-left="0cm" fo:padding-right="0cm" style:writing-mode="lr-tb" loext:decorative="false"/>
      <style:paragraph-properties style:writing-mode="lr-tb"/>
    </style:style>
    <style:style style:name="gr2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35cm" fo:min-width="2.856cm" fo:padding-top="0cm" fo:padding-bottom="0cm" fo:padding-left="0cm" fo:padding-right="0cm" style:writing-mode="lr-tb" loext:decorative="false"/>
      <style:paragraph-properties style:writing-mode="lr-tb"/>
    </style:style>
    <style:style style:name="gr2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3cm" fo:min-width="2.857cm" fo:padding-top="0cm" fo:padding-bottom="0cm" fo:padding-left="0cm" fo:padding-right="0cm" style:writing-mode="lr-tb" loext:decorative="false"/>
      <style:paragraph-properties style:writing-mode="lr-tb"/>
    </style:style>
    <style:style style:name="gr25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35cm" fo:min-width="2.538cm" fo:padding-top="0cm" fo:padding-bottom="0cm" fo:padding-left="0cm" fo:padding-right="0cm" style:writing-mode="lr-tb" loext:decorative="false"/>
      <style:paragraph-properties style:writing-mode="lr-tb"/>
    </style:style>
    <style:style style:name="gr26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2cm" fo:min-width="2.538cm" fo:padding-top="0cm" fo:padding-bottom="0cm" fo:padding-left="0cm" fo:padding-right="0cm" style:writing-mode="lr-tb" loext:decorative="false"/>
      <style:paragraph-properties style:writing-mode="lr-tb"/>
    </style:style>
    <style:style style:name="gr27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35cm" fo:min-width="2.536cm" fo:padding-top="0cm" fo:padding-bottom="0cm" fo:padding-left="0cm" fo:padding-right="0cm" style:writing-mode="lr-tb" loext:decorative="false"/>
      <style:paragraph-properties style:writing-mode="lr-tb"/>
    </style:style>
    <style:style style:name="gr28" style:family="graphic" style:parent-style-name="standard">
      <style:graphic-properties svg:stroke-color="#000000" draw:fill="none" loext:fill-use-slide-background="false" draw:textarea-horizontal-align="justify" draw:textarea-vertical-align="top" draw:auto-grow-height="false" fo:min-height="213.36cm" fo:min-width="10.477cm" fo:padding-top="0cm" fo:padding-bottom="0cm" fo:padding-left="0cm" fo:padding-right="0cm" style:writing-mode="lr-tb" loext:decorative="false"/>
      <style:paragraph-properties style:writing-mode="lr-tb"/>
    </style:style>
    <style:style style:name="gr29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2cm" fo:min-width="9.842cm" fo:padding-top="0cm" fo:padding-bottom="0cm" fo:padding-left="0cm" fo:padding-right="0cm" style:writing-mode="lr-tb" loext:decorative="false"/>
      <style:paragraph-properties style:writing-mode="lr-tb"/>
    </style:style>
    <style:style style:name="gr30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27cm" fo:min-width="4.127cm" fo:padding-top="0cm" fo:padding-bottom="0cm" fo:padding-left="0cm" fo:padding-right="0cm" style:writing-mode="lr-tb" loext:decorative="false"/>
      <style:paragraph-properties style:writing-mode="lr-tb"/>
    </style:style>
    <style:style style:name="gr3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8.576cm" fo:min-width="4.127cm" fo:padding-top="0cm" fo:padding-bottom="0cm" fo:padding-left="0cm" fo:padding-right="0cm" style:writing-mode="lr-tb" loext:decorative="false"/>
      <style:paragraph-properties style:writing-mode="lr-tb"/>
    </style:style>
    <style:style style:name="gr3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32.7cm" fo:min-width="5.715cm" fo:padding-top="0cm" fo:padding-bottom="0cm" fo:padding-left="0cm" fo:padding-right="0cm" style:writing-mode="lr-tb" loext:decorative="false"/>
      <style:paragraph-properties style:writing-mode="lr-tb"/>
    </style:style>
    <style:style style:name="gr3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3cm" fo:min-width="11.747cm" fo:padding-top="0cm" fo:padding-bottom="0cm" fo:padding-left="0cm" fo:padding-right="0cm" style:writing-mode="lr-tb" loext:decorative="false"/>
      <style:paragraph-properties style:writing-mode="lr-tb"/>
    </style:style>
    <style:style style:name="gr3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3cm" fo:min-width="5.08cm" fo:padding-top="0cm" fo:padding-bottom="0cm" fo:padding-left="0cm" fo:padding-right="0cm" style:writing-mode="lr-tb" loext:decorative="false"/>
      <style:paragraph-properties style:writing-mode="lr-tb"/>
    </style:style>
    <style:style style:name="gr35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35cm" fo:min-width="6.031cm" fo:padding-top="0cm" fo:padding-bottom="0cm" fo:padding-left="0cm" fo:padding-right="0cm" style:writing-mode="lr-tb" loext:decorative="false"/>
      <style:paragraph-properties style:writing-mode="lr-tb"/>
    </style:style>
    <style:style style:name="gr36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3cm" fo:min-width="6.031cm" fo:padding-top="0cm" fo:padding-bottom="0cm" fo:padding-left="0cm" fo:padding-right="0cm" style:writing-mode="lr-tb" loext:decorative="false"/>
      <style:paragraph-properties style:writing-mode="lr-tb"/>
    </style:style>
    <style:style style:name="gr37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588cm" fo:min-width="3.175cm" fo:padding-top="0cm" fo:padding-bottom="0cm" fo:padding-left="0cm" fo:padding-right="0cm" style:writing-mode="lr-tb" loext:decorative="false"/>
      <style:paragraph-properties style:writing-mode="lr-tb"/>
    </style:style>
    <style:style style:name="gr3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539cm" fo:min-width="6.032cm" fo:padding-top="0cm" fo:padding-bottom="0cm" fo:padding-left="0cm" fo:padding-right="0cm" style:writing-mode="lr-tb" loext:decorative="false"/>
      <style:paragraph-properties style:writing-mode="lr-tb"/>
    </style:style>
    <style:style style:name="gr39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539cm" fo:min-width="8.255cm" fo:padding-top="0cm" fo:padding-bottom="0cm" fo:padding-left="0cm" fo:padding-right="0cm" style:writing-mode="lr-tb" loext:decorative="false"/>
      <style:paragraph-properties style:writing-mode="lr-tb"/>
    </style:style>
    <style:style style:name="gr40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588cm" fo:min-width="11.747cm" fo:padding-top="0cm" fo:padding-bottom="0cm" fo:padding-left="0cm" fo:padding-right="0cm" style:writing-mode="lr-tb" loext:decorative="false"/>
      <style:paragraph-properties style:writing-mode="lr-tb"/>
    </style:style>
    <style:style style:name="gr4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3cm" fo:min-width="7.938cm" fo:padding-top="0cm" fo:padding-bottom="0cm" fo:padding-left="0cm" fo:padding-right="0cm" style:writing-mode="lr-tb" loext:decorative="false"/>
      <style:paragraph-properties style:writing-mode="lr-tb"/>
    </style:style>
    <style:style style:name="gr4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35cm" fo:min-width="3.492cm" fo:padding-top="0cm" fo:padding-bottom="0cm" fo:padding-left="0cm" fo:padding-right="0cm" style:writing-mode="lr-tb" loext:decorative="false"/>
      <style:paragraph-properties style:writing-mode="lr-tb"/>
    </style:style>
    <style:style style:name="gr4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2.381cm" fo:min-width="3.809cm" fo:padding-top="0cm" fo:padding-bottom="0cm" fo:padding-left="0cm" fo:padding-right="0cm" style:writing-mode="lr-tb" loext:decorative="false"/>
      <style:paragraph-properties style:writing-mode="lr-tb"/>
    </style:style>
    <style:style style:name="gr4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2cm" fo:min-width="7.302cm" fo:padding-top="0cm" fo:padding-bottom="0cm" fo:padding-left="0cm" fo:padding-right="0cm" style:writing-mode="lr-tb" loext:decorative="false"/>
      <style:paragraph-properties style:writing-mode="lr-tb"/>
    </style:style>
    <style:style style:name="gr45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5.398cm" fo:min-width="14.922cm" fo:padding-top="0cm" fo:padding-bottom="0cm" fo:padding-left="0cm" fo:padding-right="0cm" style:writing-mode="lr-tb" loext:decorative="false"/>
      <style:paragraph-properties style:writing-mode="lr-tb"/>
    </style:style>
    <style:style style:name="gr46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2cm" fo:min-width="1.587cm" fo:padding-top="0cm" fo:padding-bottom="0cm" fo:padding-left="0cm" fo:padding-right="0cm" style:writing-mode="lr-tb" loext:decorative="false"/>
      <style:paragraph-properties style:writing-mode="lr-tb"/>
    </style:style>
    <style:style style:name="gr47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6.033cm" fo:min-width="15.24cm" fo:padding-top="0cm" fo:padding-bottom="0cm" fo:padding-left="0cm" fo:padding-right="0cm" style:writing-mode="lr-tb" loext:decorative="false"/>
      <style:paragraph-properties style:writing-mode="lr-tb"/>
    </style:style>
    <style:style style:name="gr4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4.762cm" fo:min-width="7.937cm" fo:padding-top="0cm" fo:padding-bottom="0cm" fo:padding-left="0cm" fo:padding-right="0cm" style:writing-mode="lr-tb" loext:decorative="false"/>
      <style:paragraph-properties style:writing-mode="lr-tb"/>
    </style:style>
    <style:style style:name="gr49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35cm" fo:min-width="4.126cm" fo:padding-top="0cm" fo:padding-bottom="0cm" fo:padding-left="0cm" fo:padding-right="0cm" style:writing-mode="lr-tb" loext:decorative="false"/>
      <style:paragraph-properties style:writing-mode="lr-tb"/>
    </style:style>
    <style:style style:name="gr50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35cm" fo:min-width="4.122cm" fo:padding-top="0cm" fo:padding-bottom="0cm" fo:padding-left="0cm" fo:padding-right="0cm" style:writing-mode="lr-tb" loext:decorative="false"/>
      <style:paragraph-properties style:writing-mode="lr-tb"/>
    </style:style>
    <style:style style:name="gr5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35cm" fo:min-width="4.125cm" fo:padding-top="0cm" fo:padding-bottom="0cm" fo:padding-left="0cm" fo:padding-right="0cm" style:writing-mode="lr-tb" loext:decorative="false"/>
      <style:paragraph-properties style:writing-mode="lr-tb"/>
    </style:style>
    <style:style style:name="gr5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2cm" fo:min-width="4.125cm" fo:padding-top="0cm" fo:padding-bottom="0cm" fo:padding-left="0cm" fo:padding-right="0cm" style:writing-mode="lr-tb" loext:decorative="false"/>
      <style:paragraph-properties style:writing-mode="lr-tb"/>
    </style:style>
    <style:style style:name="gr5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34cm" fo:min-width="4.125cm" fo:padding-top="0cm" fo:padding-bottom="0cm" fo:padding-left="0cm" fo:padding-right="0cm" style:writing-mode="lr-tb" loext:decorative="false"/>
      <style:paragraph-properties style:writing-mode="lr-tb"/>
    </style:style>
    <style:style style:name="gr5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3cm" fo:min-width="4.125cm" fo:padding-top="0cm" fo:padding-bottom="0cm" fo:padding-left="0cm" fo:padding-right="0cm" style:writing-mode="lr-tb" loext:decorative="false"/>
      <style:paragraph-properties style:writing-mode="lr-tb"/>
    </style:style>
    <style:style style:name="gr55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35cm" fo:min-width="6.03cm" fo:padding-top="0cm" fo:padding-bottom="0cm" fo:padding-left="0cm" fo:padding-right="0cm" style:writing-mode="lr-tb" loext:decorative="false"/>
      <style:paragraph-properties style:writing-mode="lr-tb"/>
    </style:style>
    <style:style style:name="gr56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35cm" fo:min-width="6.024cm" fo:padding-top="0cm" fo:padding-bottom="0cm" fo:padding-left="0cm" fo:padding-right="0cm" style:writing-mode="lr-tb" loext:decorative="false"/>
      <style:paragraph-properties style:writing-mode="lr-tb"/>
    </style:style>
    <style:style style:name="gr57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1cm" fo:min-width="6.029cm" fo:padding-top="0cm" fo:padding-bottom="0cm" fo:padding-left="0cm" fo:padding-right="0cm" style:writing-mode="lr-tb" loext:decorative="false"/>
      <style:paragraph-properties style:writing-mode="lr-tb"/>
    </style:style>
    <style:style style:name="gr5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35cm" fo:min-width="6.029cm" fo:padding-top="0cm" fo:padding-bottom="0cm" fo:padding-left="0cm" fo:padding-right="0cm" style:writing-mode="lr-tb" loext:decorative="false"/>
      <style:paragraph-properties style:writing-mode="lr-tb"/>
    </style:style>
    <style:style style:name="gr59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35cm" fo:min-width="4.443cm" fo:padding-top="0cm" fo:padding-bottom="0cm" fo:padding-left="0cm" fo:padding-right="0cm" style:writing-mode="lr-tb" loext:decorative="false"/>
      <style:paragraph-properties style:writing-mode="lr-tb"/>
    </style:style>
    <style:style style:name="gr60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35cm" fo:min-width="4.445cm" fo:padding-top="0cm" fo:padding-bottom="0cm" fo:padding-left="0cm" fo:padding-right="0cm" style:writing-mode="lr-tb" loext:decorative="false"/>
      <style:paragraph-properties style:writing-mode="lr-tb"/>
    </style:style>
    <style:style style:name="gr6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33cm" fo:min-width="4.445cm" fo:padding-top="0cm" fo:padding-bottom="0cm" fo:padding-left="0cm" fo:padding-right="0cm" style:writing-mode="lr-tb" loext:decorative="false"/>
      <style:paragraph-properties style:writing-mode="lr-tb"/>
    </style:style>
    <style:style style:name="gr6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1cm" fo:min-width="4.445cm" fo:padding-top="0cm" fo:padding-bottom="0cm" fo:padding-left="0cm" fo:padding-right="0cm" style:writing-mode="lr-tb" loext:decorative="false"/>
      <style:paragraph-properties style:writing-mode="lr-tb"/>
    </style:style>
    <style:style style:name="gr63" style:family="graphic" style:parent-style-name="objectwithoutfill">
      <style:graphic-properties svg:stroke-color="#000000" draw:marker-start="Arrowheads_20_1" draw:fill="none" draw:textarea-vertical-align="middle" loext:decorative="false"/>
    </style:style>
    <style:style style:name="gr64" style:family="graphic" style:parent-style-name="objectwithoutfill">
      <style:graphic-properties svg:stroke-color="#000000" draw:fill="none" draw:textarea-vertical-align="middle" loext:decorative="false"/>
    </style:style>
    <style:style style:name="gr65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63.816cm" fo:min-width="5.08cm" fo:padding-top="0cm" fo:padding-bottom="0cm" fo:padding-left="0cm" fo:padding-right="0cm" style:writing-mode="lr-tb" loext:decorative="false"/>
      <style:paragraph-properties style:writing-mode="lr-tb"/>
    </style:style>
    <style:style style:name="gr66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2cm" fo:min-width="6.35cm" fo:padding-top="0cm" fo:padding-bottom="0cm" fo:padding-left="0cm" fo:padding-right="0cm" style:writing-mode="lr-tb" loext:decorative="false"/>
      <style:paragraph-properties style:writing-mode="lr-tb"/>
    </style:style>
    <style:style style:name="gr67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2cm" fo:min-width="7.937cm" fo:padding-top="0cm" fo:padding-bottom="0cm" fo:padding-left="0cm" fo:padding-right="0cm" style:writing-mode="lr-tb" loext:decorative="false"/>
      <style:paragraph-properties style:writing-mode="lr-tb"/>
    </style:style>
    <style:style style:name="gr6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2cm" fo:min-width="6.985cm" fo:padding-top="0cm" fo:padding-bottom="0cm" fo:padding-left="0cm" fo:padding-right="0cm" style:writing-mode="lr-tb" loext:decorative="false"/>
      <style:paragraph-properties style:writing-mode="lr-tb"/>
    </style:style>
    <style:style style:name="gr69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3.495cm" fo:min-width="10.16cm" fo:padding-top="0cm" fo:padding-bottom="0cm" fo:padding-left="0cm" fo:padding-right="0cm" style:writing-mode="lr-tb" loext:decorative="false"/>
      <style:paragraph-properties style:writing-mode="lr-tb"/>
    </style:style>
    <style:style style:name="gr70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2cm" fo:min-width="10.16cm" fo:padding-top="0cm" fo:padding-bottom="0cm" fo:padding-left="0cm" fo:padding-right="0cm" style:writing-mode="lr-tb" loext:decorative="false"/>
      <style:paragraph-properties style:writing-mode="lr-tb"/>
    </style:style>
    <style:style style:name="gr7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5.718cm" fo:min-width="7.62cm" fo:padding-top="0cm" fo:padding-bottom="0cm" fo:padding-left="0cm" fo:padding-right="0cm" style:writing-mode="lr-tb" loext:decorative="false"/>
      <style:paragraph-properties style:writing-mode="lr-tb"/>
    </style:style>
    <style:style style:name="gr7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2cm" fo:min-width="10.477cm" fo:padding-top="0cm" fo:padding-bottom="0cm" fo:padding-left="0cm" fo:padding-right="0cm" style:writing-mode="lr-tb" loext:decorative="false"/>
      <style:paragraph-properties style:writing-mode="lr-tb"/>
    </style:style>
    <style:style style:name="gr7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2cm" fo:min-width="7.62cm" fo:padding-top="0cm" fo:padding-bottom="0cm" fo:padding-left="0cm" fo:padding-right="0cm" style:writing-mode="lr-tb" loext:decorative="false"/>
      <style:paragraph-properties style:writing-mode="lr-tb"/>
    </style:style>
    <style:style style:name="gr7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6.985cm" fo:min-width="15.558cm" fo:padding-top="0cm" fo:padding-bottom="0cm" fo:padding-left="0cm" fo:padding-right="0cm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style:font-name="Liberation Serif"/>
    </style:style>
    <style:style style:name="P2" style:family="paragraph">
      <loext:graphic-properties draw:fill="none"/>
      <style:paragraph-properties fo:text-align="center" style:writing-mode="lr-tb"/>
      <style:text-properties style:font-name="Liberation Seri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Liberation Serif"/>
    </style:style>
    <style:style style:name="P6" style:family="paragraph">
      <style:paragraph-properties fo:text-align="left"/>
    </style:style>
    <style:style style:name="P7" style:family="paragraph">
      <loext:graphic-properties draw:fill="none" draw:fill-color="#ffffff"/>
      <style:paragraph-properties fo:text-align="left"/>
      <style:text-properties style:font-name="Hack"/>
    </style:style>
    <style:style style:name="T1" style:family="text">
      <style:text-properties style:font-name="Liberation Serif"/>
    </style:style>
    <style:style style:name="T2" style:family="text">
      <style:text-properties style:font-name="Hack"/>
    </style:style>
    <style:style style:name="T3" style:family="text">
      <style:text-properties style:font-name="Liberation Serif" fo:font-style="italic" style:font-style-asian="italic" style:font-style-complex="italic"/>
    </style:style>
    <style:style style:name="T4" style:family="text">
      <style:text-properties style:font-name="Liberation Serif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1cm" svg:height="1.587cm" svg:x="2.54cm" svg:y="8.256cm">
          <text:p text:style-name="P1"><text:span text:style-name="T1">Register page</text:span></text:p>
          <text:p text:style-name="P1"><text:span text:style-name="T1">URL: /regist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032cm" svg:height="0.952cm" svg:x="9.208cm" svg:y="8.256cm">
          <text:p text:style-name="P1"><text:span text:style-name="T1">POST /api/auth/regi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6.35cm" svg:y1="8.573cm" svg:x2="9.207cm" svg:y2="8.573cm">
          <text:p/>
        </draw:line>
        <draw:frame draw:style-name="gr4" draw:text-style-name="P5" draw:layer="layout" svg:width="2.857cm" svg:height="2.223cm" svg:x="6.35cm" svg:y="6.351cm">
          <draw:text-box>
            <text:p text:style-name="P4"><text:span text:style-name="T1">email,</text:span></text:p>
            <text:p text:style-name="P4"><text:span text:style-name="T1">password,</text:span></text:p>
            <text:p text:style-name="P4"><text:span text:style-name="T1">name</text:span></text:p>
          </draw:text-box>
        </draw:frame>
        <draw:frame draw:style-name="gr4" draw:text-style-name="P5" draw:layer="layout" svg:width="2.857cm" svg:height="1.27cm" svg:x="6.35cm" svg:y="8.891cm">
          <draw:text-box>
            <text:p text:style-name="P4"><text:span text:style-name="T1">token,</text:span></text:p>
            <text:p text:style-name="P4"><text:span text:style-name="T1">user</text:span></text:p>
          </draw:text-box>
        </draw:frame>
        <draw:line draw:style-name="gr5" draw:text-style-name="P3" draw:layer="layout" svg:x1="6.35cm" svg:y1="8.891cm" svg:x2="9.207cm" svg:y2="8.891cm">
          <text:p/>
        </draw:line>
        <draw:line draw:style-name="gr3" draw:text-style-name="P3" draw:layer="layout" svg:x1="15.24cm" svg:y1="8.573cm" svg:x2="39.052cm" svg:y2="8.572cm">
          <text:p/>
        </draw:line>
        <draw:line draw:style-name="gr5" draw:text-style-name="P3" draw:layer="layout" svg:x1="15.24cm" svg:y1="8.891cm" svg:x2="39.052cm" svg:y2="8.89cm">
          <text:p/>
        </draw:line>
        <draw:frame draw:style-name="gr6" draw:text-style-name="P7" draw:layer="layout" svg:width="6.667cm" svg:height="6.032cm" svg:x="15.24cm" svg:y="2.541cm">
          <draw:text-box>
            <text:p text:style-name="P6"><text:span text:style-name="T2">INSERT</text:span></text:p>
            <text:p text:style-name="P6"><text:span text:style-name="T2">INTO User</text:span></text:p>
            <text:p text:style-name="P6"><text:span text:style-name="T2">VALUES</text:span></text:p>
            <text:p text:style-name="P6"><text:span text:style-name="T2">(</text:span></text:p>
            <text:p text:style-name="P6"><text:span text:style-name="T2"><text:s text:c="4"/>email,</text:span></text:p>
            <text:p text:style-name="P6"><text:span text:style-name="T2"><text:s text:c="4"/>passwordHash,</text:span></text:p>
            <text:p text:style-name="P6"><text:span text:style-name="T2"><text:s text:c="4"/>name</text:span></text:p>
            <text:p text:style-name="P6"><text:span text:style-name="T2">)</text:span></text:p>
          </draw:text-box>
        </draw:frame>
        <draw:frame draw:style-name="gr4" draw:text-style-name="P5" draw:layer="layout" svg:width="6.667cm" svg:height="0.635cm" svg:x="15.24cm" svg:y="8.891cm">
          <draw:text-box>
            <text:p text:style-name="P4"><text:span text:style-name="T1">user</text:span></text:p>
          </draw:text-box>
        </draw:frame>
        <draw:line draw:style-name="gr3" draw:text-style-name="P3" draw:layer="layout" svg:x1="5.715cm" svg:y1="12.066cm" svg:x2="8.255cm" svg:y2="12.066cm">
          <text:p/>
        </draw:line>
        <draw:frame draw:style-name="gr4" draw:text-style-name="P5" draw:layer="layout" svg:width="2.54cm" svg:height="1.588cm" svg:x="5.715cm" svg:y="10.478cm">
          <draw:text-box>
            <text:p text:style-name="P4"><text:span text:style-name="T1">email,</text:span></text:p>
            <text:p text:style-name="P4"><text:span text:style-name="T1">password</text:span></text:p>
          </draw:text-box>
        </draw:frame>
        <draw:frame draw:style-name="gr4" draw:text-style-name="P5" draw:layer="layout" svg:width="2.54cm" svg:height="1.269cm" svg:x="5.715cm" svg:y="12.383cm">
          <draw:text-box>
            <text:p text:style-name="P4"><text:span text:style-name="T1">token,</text:span></text:p>
            <text:p text:style-name="P4"><text:span text:style-name="T1">user</text:span></text:p>
          </draw:text-box>
        </draw:frame>
        <draw:line draw:style-name="gr5" draw:text-style-name="P3" draw:layer="layout" svg:x1="5.715cm" svg:y1="12.383cm" svg:x2="8.255cm" svg:y2="12.383cm">
          <text:p/>
        </draw:line>
        <draw:custom-shape draw:style-name="gr7" draw:text-style-name="P2" draw:layer="layout" svg:width="5.715cm" svg:height="0.953cm" svg:x="8.255cm" svg:y="11.747cm">
          <text:p text:style-name="P1"><text:span text:style-name="T1">POST /api/auth/lo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7" draw:layer="layout" svg:width="8.255cm" svg:height="2.223cm" svg:x="13.97cm" svg:y="9.842cm">
          <draw:text-box>
            <text:p text:style-name="P6"><text:span text:style-name="T2">SELECT *</text:span></text:p>
            <text:p text:style-name="P6"><text:span text:style-name="T2">FROM User u</text:span></text:p>
            <text:p text:style-name="P6"><text:span text:style-name="T2">WHERE u.email = email</text:span></text:p>
          </draw:text-box>
        </draw:frame>
        <draw:line draw:style-name="gr3" draw:text-style-name="P3" draw:layer="layout" svg:x1="13.97cm" svg:y1="12.065cm" svg:x2="39.052cm" svg:y2="12.065cm">
          <text:p/>
        </draw:line>
        <draw:line draw:style-name="gr5" draw:text-style-name="P3" draw:layer="layout" svg:x1="13.97cm" svg:y1="12.383cm" svg:x2="39.052cm" svg:y2="12.382cm">
          <text:p/>
        </draw:line>
        <draw:frame draw:style-name="gr4" draw:text-style-name="P5" draw:layer="layout" svg:width="8.255cm" svg:height="0.635cm" svg:x="13.97cm" svg:y="12.383cm">
          <draw:text-box>
            <text:p text:style-name="P4"><text:span text:style-name="T1">user</text:span></text:p>
          </draw:text-box>
        </draw:frame>
        <draw:custom-shape draw:style-name="gr8" draw:text-style-name="P2" draw:layer="layout" svg:width="4.445cm" svg:height="21.273cm" svg:x="2.54cm" svg:y="76.2cm">
          <text:p text:style-name="P1"><text:span text:style-name="T1">Expenses page</text:span></text:p>
          <text:p text:style-name="P1"><text:span text:style-name="T1">URL: /expens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3" draw:layer="layout" svg:x1="6.985cm" svg:y1="76.517cm" svg:x2="9.525cm" svg:y2="76.517cm">
          <text:p/>
        </draw:line>
        <draw:custom-shape draw:style-name="gr10" draw:text-style-name="P2" draw:layer="layout" svg:width="5.08cm" svg:height="0.952cm" svg:x="9.525cm" svg:y="76.2cm">
          <text:p text:style-name="P1"><text:span text:style-name="T1">GET /api/expens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3" draw:layer="layout" svg:x1="6.985cm" svg:y1="76.835cm" svg:x2="9.525cm" svg:y2="76.835cm">
          <text:p/>
        </draw:line>
        <draw:frame draw:style-name="gr4" draw:text-style-name="P5" draw:layer="layout" svg:width="2.54cm" svg:height="0.952cm" svg:x="6.985cm" svg:y="76.835cm">
          <draw:text-box>
            <text:p text:style-name="P4"><text:span text:style-name="T1">expenses</text:span></text:p>
          </draw:text-box>
        </draw:frame>
        <draw:line draw:style-name="gr3" draw:text-style-name="P3" draw:layer="layout" svg:x1="14.605cm" svg:y1="76.517cm" svg:x2="39.052cm" svg:y2="76.517cm">
          <text:p/>
        </draw:line>
        <draw:frame draw:style-name="gr6" draw:text-style-name="P7" draw:layer="layout" svg:width="8.89cm" svg:height="2.858cm" svg:x="14.605cm" svg:y="73.66cm">
          <draw:text-box>
            <text:p text:style-name="P6"><text:span text:style-name="T2">SELECT *</text:span></text:p>
            <text:p text:style-name="P6"><text:span text:style-name="T2">FROM Expense e</text:span></text:p>
            <text:p text:style-name="P6"><text:span text:style-name="T2">WHERE e.userId = userId</text:span></text:p>
            <text:p text:style-name="P6"><text:span text:style-name="T2">ORDER BY e.date DESC</text:span></text:p>
          </draw:text-box>
        </draw:frame>
        <draw:line draw:style-name="gr5" draw:text-style-name="P3" draw:layer="layout" svg:x1="14.605cm" svg:y1="76.835cm" svg:x2="39.052cm" svg:y2="76.835cm">
          <text:p/>
        </draw:line>
        <draw:frame draw:style-name="gr4" draw:text-style-name="P5" draw:layer="layout" svg:width="8.89cm" svg:height="0.952cm" svg:x="14.605cm" svg:y="76.835cm">
          <draw:text-box>
            <text:p text:style-name="P4"><text:span text:style-name="T1">expenses</text:span></text:p>
          </draw:text-box>
        </draw:frame>
        <draw:custom-shape draw:style-name="gr11" draw:text-style-name="P2" draw:layer="layout" svg:width="5.397cm" svg:height="0.953cm" svg:x="9.525cm" svg:y="86.043cm">
          <text:p text:style-name="P1"><text:span text:style-name="T1">POST /api/expenses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" draw:text-style-name="P3" draw:layer="layout" svg:x1="6.985cm" svg:y1="86.361cm" svg:x2="9.525cm" svg:y2="86.361cm">
          <text:p/>
        </draw:line>
        <draw:frame draw:style-name="gr4" draw:text-style-name="P5" draw:layer="layout" svg:width="2.54cm" svg:height="3.492cm" svg:x="6.985cm" svg:y="82.868cm">
          <draw:text-box>
            <text:p text:style-name="P4"><text:span text:style-name="T1">amount,</text:span></text:p>
            <text:p text:style-name="P4"><text:span text:style-name="T1">category,</text:span></text:p>
            <text:p text:style-name="P4"><text:span text:style-name="T1">type,</text:span></text:p>
            <text:p text:style-name="P4"><text:span text:style-name="T1">date,</text:span></text:p>
            <text:p text:style-name="P4"><text:span text:style-name="T1">note</text:span></text:p>
          </draw:text-box>
        </draw:frame>
        <draw:line draw:style-name="gr5" draw:text-style-name="P3" draw:layer="layout" svg:x1="6.985cm" svg:y1="86.678cm" svg:x2="9.525cm" svg:y2="86.678cm">
          <text:p/>
        </draw:line>
        <draw:frame draw:style-name="gr4" draw:text-style-name="P5" draw:layer="layout" svg:width="2.54cm" svg:height="0.953cm" svg:x="6.985cm" svg:y="86.678cm">
          <draw:text-box>
            <text:p text:style-name="P4"><text:span text:style-name="T1">expense</text:span></text:p>
          </draw:text-box>
        </draw:frame>
        <draw:line draw:style-name="gr3" draw:text-style-name="P3" draw:layer="layout" svg:x1="14.922cm" svg:y1="86.36cm" svg:x2="39.052cm" svg:y2="86.36cm">
          <text:p/>
        </draw:line>
        <draw:line draw:style-name="gr5" draw:text-style-name="P3" draw:layer="layout" svg:x1="14.922cm" svg:y1="86.678cm" svg:x2="39.052cm" svg:y2="86.677cm">
          <text:p/>
        </draw:line>
        <draw:frame draw:style-name="gr4" draw:text-style-name="P7" draw:layer="layout" svg:width="5.08cm" svg:height="8.255cm" svg:x="14.922cm" svg:y="78.105cm">
          <draw:text-box>
            <text:p text:style-name="P6"><text:span text:style-name="T2">INSERT</text:span></text:p>
            <text:p text:style-name="P6"><text:span text:style-name="T2">INTO Expense</text:span></text:p>
            <text:p text:style-name="P6"><text:span text:style-name="T2">VALUES</text:span></text:p>
            <text:p text:style-name="P6"><text:span text:style-name="T2">(</text:span></text:p>
            <text:p text:style-name="P6"><text:span text:style-name="T2"><text:s text:c="4"/>userId,</text:span></text:p>
            <text:p text:style-name="P6"><text:span text:style-name="T2"><text:s text:c="4"/>amount,</text:span></text:p>
            <text:p text:style-name="P6"><text:span text:style-name="T2"><text:s text:c="4"/>category,</text:span></text:p>
            <text:p text:style-name="P6"><text:span text:style-name="T2"><text:s text:c="4"/>type,</text:span></text:p>
            <text:p text:style-name="P6"><text:span text:style-name="T2"><text:s text:c="4"/>date,</text:span></text:p>
            <text:p text:style-name="P6"><text:span text:style-name="T2"><text:s text:c="4"/>note</text:span></text:p>
            <text:p text:style-name="P6"><text:span text:style-name="T2">)</text:span></text:p>
          </draw:text-box>
        </draw:frame>
        <draw:frame draw:style-name="gr4" draw:text-style-name="P5" draw:layer="layout" svg:width="5.079cm" svg:height="0.953cm" svg:x="14.923cm" svg:y="86.678cm">
          <draw:text-box>
            <text:p text:style-name="P4"><text:span text:style-name="T1">expense</text:span></text:p>
          </draw:text-box>
        </draw:frame>
        <draw:custom-shape draw:style-name="gr12" draw:text-style-name="P2" draw:layer="layout" svg:width="5.715cm" svg:height="0.952cm" svg:x="9.525cm" svg:y="92.711cm">
          <text:p text:style-name="P1"><text:span text:style-name="T1">PUT /api/expenses/</text:span><text:span text:style-name="T3">id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" draw:text-style-name="P3" draw:layer="layout" svg:x1="6.985cm" svg:y1="93.027cm" svg:x2="9.525cm" svg:y2="93.027cm">
          <text:p/>
        </draw:line>
        <draw:frame draw:style-name="gr4" draw:text-style-name="P5" draw:layer="layout" svg:width="2.54cm" svg:height="3.493cm" svg:x="6.985cm" svg:y="89.535cm">
          <draw:text-box>
            <text:p text:style-name="P4"><text:span text:style-name="T1">amount,</text:span></text:p>
            <text:p text:style-name="P4"><text:span text:style-name="T1">category,</text:span></text:p>
            <text:p text:style-name="P4"><text:span text:style-name="T1">type,</text:span></text:p>
            <text:p text:style-name="P4"><text:span text:style-name="T1">date,</text:span></text:p>
            <text:p text:style-name="P4"><text:span text:style-name="T1">note</text:span></text:p>
          </draw:text-box>
        </draw:frame>
        <draw:line draw:style-name="gr5" draw:text-style-name="P3" draw:layer="layout" svg:x1="6.985cm" svg:y1="93.345cm" svg:x2="9.525cm" svg:y2="93.345cm">
          <text:p/>
        </draw:line>
        <draw:frame draw:style-name="gr4" draw:text-style-name="P5" draw:layer="layout" svg:width="2.54cm" svg:height="0.635cm" svg:x="6.985cm" svg:y="93.345cm">
          <draw:text-box>
            <text:p text:style-name="P4"><text:span text:style-name="T1">expense</text:span></text:p>
          </draw:text-box>
        </draw:frame>
        <draw:line draw:style-name="gr3" draw:text-style-name="P3" draw:layer="layout" svg:x1="15.24cm" svg:y1="93.028cm" svg:x2="39.052cm" svg:y2="93.027cm">
          <text:p/>
        </draw:line>
        <draw:line draw:style-name="gr5" draw:text-style-name="P3" draw:layer="layout" svg:x1="15.24cm" svg:y1="93.345cm" svg:x2="39.052cm" svg:y2="93.345cm">
          <text:p/>
        </draw:line>
        <draw:frame draw:style-name="gr6" draw:text-style-name="P7" draw:layer="layout" svg:width="10.16cm" svg:height="5.081cm" svg:x="15.24cm" svg:y="87.948cm">
          <draw:text-box>
            <text:p text:style-name="P6"><text:span text:style-name="T2">UPDATE Expense e</text:span></text:p>
            <text:p text:style-name="P6"><text:span text:style-name="T2">SET e.amount = amount,</text:span></text:p>
            <text:p text:style-name="P6"><text:span text:style-name="T2"><text:s text:c="4"/>e.category = category,</text:span></text:p>
            <text:p text:style-name="P6"><text:span text:style-name="T2"><text:s text:c="4"/>e.type = type,</text:span></text:p>
            <text:p text:style-name="P6"><text:span text:style-name="T2"><text:s text:c="4"/>e.date = date,</text:span></text:p>
            <text:p text:style-name="P6"><text:span text:style-name="T2"><text:s text:c="4"/>e.note = note</text:span></text:p>
            <text:p text:style-name="P6"><text:span text:style-name="T2">WHERE e.id = id</text:span></text:p>
          </draw:text-box>
        </draw:frame>
        <draw:frame draw:style-name="gr4" draw:text-style-name="P5" draw:layer="layout" svg:width="10.16cm" svg:height="0.952cm" svg:x="15.24cm" svg:y="93.346cm">
          <draw:text-box>
            <text:p text:style-name="P4"><text:span text:style-name="T1">expense</text:span></text:p>
          </draw:text-box>
        </draw:frame>
        <draw:custom-shape draw:style-name="gr13" draw:text-style-name="P2" draw:layer="layout" svg:width="6.985cm" svg:height="0.953cm" svg:x="7.937cm" svg:y="96.52cm">
          <text:p text:style-name="P1"><text:span text:style-name="T1">DELETE /api/expenses/</text:span><text:span text:style-name="T3">id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3" draw:text-style-name="P3" draw:layer="layout" svg:x1="6.985cm" svg:y1="96.838cm" svg:x2="7.937cm" svg:y2="96.838cm">
          <text:p/>
        </draw:line>
        <draw:line draw:style-name="gr5" draw:text-style-name="P3" draw:layer="layout" svg:x1="6.985cm" svg:y1="97.155cm" svg:x2="7.937cm" svg:y2="97.155cm">
          <text:p/>
        </draw:line>
        <draw:frame draw:style-name="gr4" draw:text-style-name="P5" draw:layer="layout" svg:width="0.952cm" svg:height="0.634cm" svg:x="6.985cm" svg:y="97.156cm">
          <draw:text-box>
            <text:p text:style-name="P4"><text:span text:style-name="T1">ok</text:span></text:p>
          </draw:text-box>
        </draw:frame>
        <draw:frame draw:style-name="gr6" draw:text-style-name="P7" draw:layer="layout" svg:width="6.033cm" svg:height="2.224cm" svg:x="14.922cm" svg:y="94.615cm">
          <draw:text-box>
            <text:p text:style-name="P6"><text:span text:style-name="T2">DELETE</text:span></text:p>
            <text:p text:style-name="P6"><text:span text:style-name="T2">FROM Expense e</text:span></text:p>
            <text:p text:style-name="P6"><text:span text:style-name="T2">WHERE e.id = id</text:span></text:p>
          </draw:text-box>
        </draw:frame>
        <draw:line draw:style-name="gr3" draw:text-style-name="P3" draw:layer="layout" svg:x1="14.922cm" svg:y1="96.839cm" svg:x2="39.052cm" svg:y2="96.837cm">
          <text:p/>
        </draw:line>
        <draw:line draw:style-name="gr5" draw:text-style-name="P3" draw:layer="layout" svg:x1="14.922cm" svg:y1="97.155cm" svg:x2="39.052cm" svg:y2="97.155cm">
          <text:p/>
        </draw:line>
        <draw:custom-shape draw:style-name="gr14" draw:text-style-name="P2" draw:layer="layout" svg:width="5.397cm" svg:height="0.952cm" svg:x="7.62cm" svg:y="140.019cm">
          <text:p text:style-name="P1"><text:span text:style-name="T1">GET /api/profile/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3" draw:layer="layout" svg:x1="6.35cm" svg:y1="140.336cm" svg:x2="7.62cm" svg:y2="140.336cm">
          <text:p/>
        </draw:line>
        <draw:line draw:style-name="gr15" draw:text-style-name="P3" draw:layer="layout" svg:x1="6.35cm" svg:y1="140.654cm" svg:x2="7.62cm" svg:y2="140.654cm">
          <text:p/>
        </draw:line>
        <draw:frame draw:style-name="gr4" draw:text-style-name="P5" draw:layer="layout" svg:width="1.27cm" svg:height="0.635cm" svg:x="6.35cm" svg:y="140.654cm">
          <draw:text-box>
            <text:p text:style-name="P4"><text:span text:style-name="T1">user</text:span></text:p>
          </draw:text-box>
        </draw:frame>
        <draw:frame draw:style-name="gr6" draw:text-style-name="P7" draw:layer="layout" svg:width="7.303cm" svg:height="4.445cm" svg:x="13.017cm" svg:y="135.891cm">
          <draw:text-box>
            <text:p text:style-name="P6"><text:span text:style-name="T2">SELECT u.id,</text:span></text:p>
            <text:p text:style-name="P6"><text:span text:style-name="T2"><text:s text:c="4"/>u.email,</text:span></text:p>
            <text:p text:style-name="P6"><text:span text:style-name="T2"><text:s text:c="4"/>u.name,</text:span></text:p>
            <text:p text:style-name="P6"><text:span text:style-name="T2"><text:s text:c="4"/>u.createdAt</text:span></text:p>
            <text:p text:style-name="P6"><text:span text:style-name="T2">FROM User u</text:span></text:p>
            <text:p text:style-name="P6"><text:span text:style-name="T2">WHERE u.id = userId</text:span></text:p>
          </draw:text-box>
        </draw:frame>
        <draw:line draw:style-name="gr3" draw:text-style-name="P3" draw:layer="layout" svg:x1="13.017cm" svg:y1="140.336cm" svg:x2="39.052cm" svg:y2="140.335cm">
          <text:p/>
        </draw:line>
        <draw:line draw:style-name="gr5" draw:text-style-name="P3" draw:layer="layout" svg:x1="13.017cm" svg:y1="140.653cm" svg:x2="39.052cm" svg:y2="140.652cm">
          <text:p/>
        </draw:line>
        <draw:frame draw:style-name="gr4" draw:text-style-name="P5" draw:layer="layout" svg:width="7.303cm" svg:height="0.635cm" svg:x="13.017cm" svg:y="140.653cm">
          <draw:text-box>
            <text:p text:style-name="P4"><text:span text:style-name="T1">user</text:span></text:p>
          </draw:text-box>
        </draw:frame>
        <draw:frame draw:style-name="gr4" draw:text-style-name="P5" draw:layer="layout" svg:width="1.905cm" svg:height="1.269cm" svg:x="6.35cm" svg:y="143.194cm">
          <draw:text-box>
            <text:p text:style-name="P4"><text:span text:style-name="T1">email,</text:span></text:p>
            <text:p text:style-name="P4"><text:span text:style-name="T1">name</text:span></text:p>
          </draw:text-box>
        </draw:frame>
        <draw:frame draw:style-name="gr6" draw:text-style-name="P7" draw:layer="layout" svg:width="7.938cm" svg:height="2.857cm" svg:x="15.557cm" svg:y="141.606cm">
          <draw:text-box>
            <text:p text:style-name="P6"><text:span text:style-name="T2">UPDATE User u</text:span></text:p>
            <text:p text:style-name="P6"><text:span text:style-name="T2">SET u.email = email,</text:span></text:p>
            <text:p text:style-name="P6"><text:span text:style-name="T2"><text:s text:c="4"/>u.name = name</text:span></text:p>
            <text:p text:style-name="P6"><text:span text:style-name="T2">WHERE u.id = userId</text:span></text:p>
          </draw:text-box>
        </draw:frame>
        <draw:line draw:style-name="gr9" draw:text-style-name="P3" draw:layer="layout" svg:x1="6.35cm" svg:y1="144.463cm" svg:x2="8.255cm" svg:y2="144.463cm">
          <text:p/>
        </draw:line>
        <draw:line draw:style-name="gr15" draw:text-style-name="P3" draw:layer="layout" svg:x1="6.35cm" svg:y1="144.781cm" svg:x2="8.255cm" svg:y2="144.781cm">
          <text:p/>
        </draw:line>
        <draw:frame draw:style-name="gr4" draw:text-style-name="P5" draw:layer="layout" svg:width="1.905cm" svg:height="0.635cm" svg:x="6.35cm" svg:y="144.781cm">
          <draw:text-box>
            <text:p text:style-name="P4"><text:span text:style-name="T1">user</text:span></text:p>
          </draw:text-box>
        </draw:frame>
        <draw:line draw:style-name="gr5" draw:text-style-name="P3" draw:layer="layout" svg:x1="15.557cm" svg:y1="144.781cm" svg:x2="39.052cm" svg:y2="144.78cm">
          <text:p/>
        </draw:line>
        <draw:line draw:style-name="gr3" draw:text-style-name="P3" draw:layer="layout" svg:x1="15.557cm" svg:y1="144.463cm" svg:x2="39.052cm" svg:y2="144.462cm">
          <text:p/>
        </draw:line>
        <draw:frame draw:style-name="gr4" draw:text-style-name="P5" draw:layer="layout" svg:width="7.937cm" svg:height="0.635cm" svg:x="15.558cm" svg:y="144.781cm">
          <draw:text-box>
            <text:p text:style-name="P4"><text:span text:style-name="T1">user</text:span></text:p>
          </draw:text-box>
        </draw:frame>
        <draw:custom-shape draw:style-name="gr16" draw:text-style-name="P2" draw:layer="layout" svg:width="3.81cm" svg:height="0.635cm" svg:x="39.371cm" svg:y="10.477cm">
          <text:p text:style-name="P1"><text:span text:style-name="T1">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draw:layer="layout" svg:width="3.81cm" svg:height="0.635cm" svg:x="39.371cm" svg:y="11.112cm">
          <text:p text:style-name="P1"><text:span text:style-name="T1">em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draw:layer="layout" svg:width="3.81cm" svg:height="0.952cm" svg:x="39.371cm" svg:y="11.747cm">
          <text:p text:style-name="P1"><text:span text:style-name="T1">passwordHa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draw:layer="layout" svg:width="3.81cm" svg:height="0.635cm" svg:x="39.371cm" svg:y="12.699cm">
          <text:p text:style-name="P1"><text:span text:style-name="T1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draw:layer="layout" svg:width="3.81cm" svg:height="0.635cm" svg:x="39.371cm" svg:y="13.334cm">
          <text:p text:style-name="P1"><text:span text:style-name="T1">created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draw:layer="layout" svg:width="2.221cm" svg:height="0.635cm" svg:x="39.371cm" svg:y="15.24cm">
          <text:p text:style-name="P1"><text:span text:style-name="T1">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draw:layer="layout" svg:width="2.219cm" svg:height="0.635cm" svg:x="39.373cm" svg:y="15.874cm">
          <text:p text:style-name="P1"><text:span text:style-name="T1">user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draw:layer="layout" svg:width="2.221cm" svg:height="0.635cm" svg:x="39.371cm" svg:y="16.51cm">
          <text:p text:style-name="P1"><text:span text:style-name="T1">am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draw:layer="layout" svg:width="2.221cm" svg:height="0.952cm" svg:x="39.371cm" svg:y="17.145cm">
          <text:p text:style-name="P1"><text:span text:style-name="T1">categ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draw:layer="layout" svg:width="2.221cm" svg:height="0.635cm" svg:x="39.37cm" svg:y="19.05cm">
          <text:p text:style-name="P1"><text:span text:style-name="T1">d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draw:layer="layout" svg:width="2.221cm" svg:height="0.635cm" svg:x="39.371cm" svg:y="19.685cm">
          <text:p text:style-name="P1"><text:span text:style-name="T1">no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3.811cm" svg:height="0.635cm" svg:x="39.37cm" svg:y="9.842cm">
          <draw:text-box>
            <text:p text:style-name="P4"><text:span text:style-name="T1">User</text:span></text:p>
          </draw:text-box>
        </draw:frame>
        <draw:frame draw:style-name="gr4" draw:text-style-name="P5" draw:layer="layout" svg:width="2.221cm" svg:height="0.952cm" svg:x="39.371cm" svg:y="14.288cm">
          <draw:text-box>
            <text:p text:style-name="P4"><text:span text:style-name="T1">Expense</text:span></text:p>
          </draw:text-box>
        </draw:frame>
        <draw:custom-shape draw:style-name="gr21" draw:text-style-name="P2" draw:layer="layout" svg:width="2.857cm" svg:height="0.635cm" svg:x="39.37cm" svg:y="45.086cm">
          <text:p text:style-name="P1"><text:span text:style-name="T1">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" draw:layer="layout" svg:width="2.857cm" svg:height="0.635cm" svg:x="39.37cm" svg:y="45.721cm">
          <text:p text:style-name="P1"><text:span text:style-name="T1">user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" draw:layer="layout" svg:width="2.857cm" svg:height="0.635cm" svg:x="39.37cm" svg:y="46.356cm">
          <text:p text:style-name="P1"><text:span text:style-name="T1">mont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draw:layer="layout" svg:width="2.857cm" svg:height="0.952cm" svg:x="39.37cm" svg:y="46.991cm">
          <text:p text:style-name="P1"><text:span text:style-name="T1">ye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draw:layer="layout" svg:width="2.856cm" svg:height="0.635cm" svg:x="39.371cm" svg:y="47.943cm">
          <text:p text:style-name="P1"><text:span text:style-name="T1">totalLim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" draw:layer="layout" svg:width="2.857cm" svg:height="0.953cm" svg:x="39.37cm" svg:y="48.578cm">
          <text:p text:style-name="P1"><text:span text:style-name="T1">categ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2.856cm" svg:height="0.953cm" svg:x="39.371cm" svg:y="44.133cm">
          <draw:text-box>
            <text:p text:style-name="P4"><text:span text:style-name="T1">Budget</text:span></text:p>
          </draw:text-box>
        </draw:frame>
        <draw:custom-shape draw:style-name="gr21" draw:text-style-name="P2" draw:layer="layout" svg:width="2.857cm" svg:height="0.635cm" svg:x="39.37cm" svg:y="49.531cm">
          <text:p text:style-name="P1"><text:span text:style-name="T1">alloca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" draw:layer="layout" svg:width="2.538cm" svg:height="0.635cm" svg:x="39.371cm" svg:y="52.071cm">
          <text:p text:style-name="P1"><text:span text:style-name="T1">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" draw:layer="layout" svg:width="2.538cm" svg:height="0.635cm" svg:x="39.371cm" svg:y="52.706cm">
          <text:p text:style-name="P1"><text:span text:style-name="T1">user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" draw:layer="layout" svg:width="2.538cm" svg:height="0.635cm" svg:x="39.371cm" svg:y="53.341cm">
          <text:p text:style-name="P1"><text:span text:style-name="T1">tit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" draw:layer="layout" svg:width="2.538cm" svg:height="0.952cm" svg:x="39.371cm" svg:y="53.976cm">
          <text:p text:style-name="P1"><text:span text:style-name="T1">tar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2.536cm" svg:height="0.635cm" svg:x="39.373cm" svg:y="54.928cm">
          <text:p text:style-name="P1"><text:span text:style-name="T1">created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2.538cm" svg:height="0.635cm" svg:x="39.371cm" svg:y="51.436cm">
          <draw:text-box>
            <text:p text:style-name="P4"><text:span text:style-name="T1">Goal</text:span></text:p>
          </draw:text-box>
        </draw:frame>
        <draw:custom-shape draw:style-name="gr28" draw:text-style-name="P2" draw:layer="layout" svg:width="10.477cm" svg:height="213.36cm" svg:x="39.052cm" svg:y="8.255cm">
          <text:p text:style-name="P1"><text:span text:style-name="T1">Database</text:span></text:p>
          <text:p text:style-name="P1"><text:span text:style-name="T1">DBMS: PostgreSQ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9.842cm" svg:height="0.952cm" svg:x="9.207cm" svg:y="71.756cm">
          <text:p text:style-name="P1"><text:span text:style-name="T1">GET /api/expenses?from=</text:span><text:span text:style-name="T3">from</text:span><text:span text:style-name="T1">&amp;to=</text:span><text:span text:style-name="T3">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4.127cm" svg:height="1.27cm" svg:x="2.54cm" svg:y="71.755cm">
          <text:p text:style-name="P1"><text:span text:style-name="T1">Calendar page</text:span></text:p>
          <text:p text:style-name="P1"><text:span text:style-name="T1">URL: /calend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7" draw:layer="layout" svg:width="8.89cm" svg:height="4.445cm" svg:x="19.05cm" svg:y="67.628cm">
          <draw:text-box>
            <text:p text:style-name="P6"><text:span text:style-name="T2">SELECT *</text:span></text:p>
            <text:p text:style-name="P6"><text:span text:style-name="T2">FROM Expense e</text:span></text:p>
            <text:p text:style-name="P6"><text:span text:style-name="T2">WHERE e.userId = userId</text:span></text:p>
            <text:p text:style-name="P6"><text:span text:style-name="T2"><text:s text:c="4"/>AND e.date &gt;= from</text:span></text:p>
            <text:p text:style-name="P6"><text:span text:style-name="T2"><text:s text:c="4"/>AND e.date &lt;= to</text:span></text:p>
            <text:p text:style-name="P6"><text:span text:style-name="T2">ORDER BY e.date DESC</text:span></text:p>
          </draw:text-box>
        </draw:frame>
        <draw:line draw:style-name="gr9" draw:text-style-name="P3" draw:layer="layout" svg:x1="6.667cm" svg:y1="72.072cm" svg:x2="9.207cm" svg:y2="72.072cm">
          <text:p/>
        </draw:line>
        <draw:line draw:style-name="gr5" draw:text-style-name="P3" draw:layer="layout" svg:x1="6.667cm" svg:y1="72.39cm" svg:x2="9.207cm" svg:y2="72.39cm">
          <text:p/>
        </draw:line>
        <draw:frame draw:style-name="gr4" draw:text-style-name="P5" draw:layer="layout" svg:width="2.54cm" svg:height="0.953cm" svg:x="6.667cm" svg:y="72.39cm">
          <draw:text-box>
            <text:p text:style-name="P4"><text:span text:style-name="T1">expenses</text:span></text:p>
          </draw:text-box>
        </draw:frame>
        <draw:line draw:style-name="gr3" draw:text-style-name="P3" draw:layer="layout" svg:x1="19.05cm" svg:y1="72.073cm" svg:x2="39.052cm" svg:y2="72.073cm">
          <text:p/>
        </draw:line>
        <draw:line draw:style-name="gr5" draw:text-style-name="P3" draw:layer="layout" svg:x1="19.05cm" svg:y1="72.391cm" svg:x2="39.052cm" svg:y2="72.391cm">
          <text:p/>
        </draw:line>
        <draw:frame draw:style-name="gr4" draw:text-style-name="P5" draw:layer="layout" svg:width="8.89cm" svg:height="0.952cm" svg:x="19.05cm" svg:y="72.391cm">
          <draw:text-box>
            <text:p text:style-name="P4"><text:span text:style-name="T1">expenses</text:span></text:p>
          </draw:text-box>
        </draw:frame>
        <draw:custom-shape draw:style-name="gr31" draw:text-style-name="P2" draw:layer="layout" svg:width="4.127cm" svg:height="28.576cm" svg:x="2.54cm" svg:y="38.099cm">
          <text:p text:style-name="P1"><text:span text:style-name="T1">Dashboard page</text:span></text:p>
          <text:p text:style-name="P1"><text:span text:style-name="T1">URL: /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3" draw:layer="layout" svg:x1="6.667cm" svg:y1="38.416cm" svg:x2="12.382cm" svg:y2="38.417cm">
          <text:p/>
        </draw:line>
        <draw:line draw:style-name="gr5" draw:text-style-name="P3" draw:layer="layout" svg:x1="6.667cm" svg:y1="38.734cm" svg:x2="12.382cm" svg:y2="38.735cm">
          <text:p/>
        </draw:line>
        <draw:frame draw:style-name="gr4" draw:text-style-name="P5" draw:layer="layout" svg:width="5.715cm" svg:height="6.35cm" svg:x="6.667cm" svg:y="38.735cm">
          <draw:text-box>
            <text:p text:style-name="P4"><text:span text:style-name="T1">month,</text:span></text:p>
            <text:p text:style-name="P4"><text:span text:style-name="T1">year,</text:span></text:p>
            <text:p text:style-name="P4"><text:span text:style-name="T1">totalBudget,</text:span></text:p>
            <text:p text:style-name="P4"><text:span text:style-name="T1">totalIncome,</text:span></text:p>
            <text:p text:style-name="P4"><text:span text:style-name="T1">totalExpense,</text:span></text:p>
            <text:p text:style-name="P4"><text:span text:style-name="T1">net,</text:span></text:p>
            <text:p text:style-name="P4"><text:span text:style-name="T1">remaining</text:span></text:p>
            <text:p text:style-name="P4"><text:span text:style-name="T1">categoryBreakdown,</text:span></text:p>
            <text:p text:style-name="P4"><text:span text:style-name="T1">remainingByCategory</text:span></text:p>
          </draw:text-box>
        </draw:frame>
        <draw:custom-shape draw:style-name="gr14" draw:text-style-name="P2" draw:layer="layout" svg:width="5.397cm" svg:height="0.952cm" svg:x="12.382cm" svg:y="38.1cm">
          <text:p text:style-name="P1"><text:span text:style-name="T1">GET /api/dashbo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7" draw:layer="layout" svg:width="11.747cm" svg:height="7.302cm" svg:x="17.78cm" svg:y="31.115cm">
          <draw:text-box>
            <text:p text:style-name="P6"><text:span text:style-name="T2">SELECT *</text:span></text:p>
            <text:p text:style-name="P6"><text:span text:style-name="T2">FROM Budget b</text:span></text:p>
            <text:p text:style-name="P6"><text:span text:style-name="T2">WHERE b.userId = userId</text:span></text:p>
            <text:p text:style-name="P6"><text:span text:style-name="T2"><text:s text:c="4"/>AND b.year = year</text:span></text:p>
            <text:p text:style-name="P6"><text:span text:style-name="T2"><text:s text:c="4"/>AND b.month = month,</text:span></text:p>
            <text:p text:style-name="P6"><text:span text:style-name="T2">SELECT *</text:span></text:p>
            <text:p text:style-name="P6"><text:span text:style-name="T2">FROM Expense e</text:span></text:p>
            <text:p text:style-name="P6"><text:span text:style-name="T2">WHERE e.userId = userId</text:span></text:p>
            <text:p text:style-name="P6"><text:span text:style-name="T2"><text:s text:c="4"/>AND e.date &gt;= startOfMonth</text:span></text:p>
            <text:p text:style-name="P6"><text:span text:style-name="T2"><text:s text:c="4"/>AND e.date &lt;= endOfMonth</text:span></text:p>
          </draw:text-box>
        </draw:frame>
        <draw:line draw:style-name="gr3" draw:text-style-name="P3" draw:layer="layout" svg:x1="17.78cm" svg:y1="38.417cm" svg:x2="39.052cm" svg:y2="38.417cm">
          <text:p/>
        </draw:line>
        <draw:line draw:style-name="gr5" draw:text-style-name="P3" draw:layer="layout" svg:x1="17.78cm" svg:y1="38.735cm" svg:x2="39.052cm" svg:y2="38.735cm">
          <text:p/>
        </draw:line>
        <draw:frame draw:style-name="gr4" draw:text-style-name="P5" draw:layer="layout" svg:width="11.747cm" svg:height="1.586cm" svg:x="17.78cm" svg:y="38.736cm">
          <draw:text-box>
            <text:p text:style-name="P4"><text:span text:style-name="T1">budgets,</text:span></text:p>
            <text:p text:style-name="P4"><text:span text:style-name="T1">expenses</text:span></text:p>
          </draw:text-box>
        </draw:frame>
        <draw:custom-shape draw:style-name="gr32" draw:text-style-name="P2" draw:layer="layout" svg:width="5.715cm" svg:height="32.7cm" svg:x="2.54cm" svg:y="102.237cm">
          <text:p text:style-name="P1"><text:span text:style-name="T1">Budget creator page</text:span></text:p>
          <text:p text:style-name="P1"><text:span text:style-name="T1">URL: /budget-cre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" draw:layer="layout" svg:width="11.747cm" svg:height="0.953cm" svg:x="11.112cm" svg:y="102.235cm">
          <text:p text:style-name="P1"><text:span text:style-name="T1">GET /api/budgets?month=</text:span><text:span text:style-name="T3">month</text:span><text:span text:style-name="T1">&amp;year=</text:span><text:span text:style-name="T3">yea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4" draw:text-style-name="P2" draw:layer="layout" svg:width="5.08cm" svg:height="0.953cm" svg:x="11.112cm" svg:y="116.523cm">
          <text:p text:style-name="P1"><text:span text:style-name="T1">POST /api/budgets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4" draw:text-style-name="P5" draw:layer="layout" svg:width="2.857cm" svg:height="2.857cm" svg:x="8.255cm" svg:y="102.871cm">
          <draw:text-box>
            <text:p text:style-name="P4"><text:span text:style-name="T1">month,</text:span></text:p>
            <text:p text:style-name="P4"><text:span text:style-name="T1">year,</text:span></text:p>
            <text:p text:style-name="P4"><text:span text:style-name="T1">totalLimit,</text:span></text:p>
            <text:p text:style-name="P4"><text:span text:style-name="T1">categories</text:span></text:p>
          </draw:text-box>
        </draw:frame>
        <draw:line draw:style-name="gr9" draw:text-style-name="P3" draw:layer="layout" svg:x1="8.255cm" svg:y1="102.553cm" svg:x2="11.112cm" svg:y2="102.553cm">
          <text:p/>
        </draw:line>
        <draw:line draw:style-name="gr5" draw:text-style-name="P3" draw:layer="layout" svg:x1="8.255cm" svg:y1="102.871cm" svg:x2="11.112cm" svg:y2="102.871cm">
          <text:p/>
        </draw:line>
        <draw:line draw:style-name="gr9" draw:text-style-name="P3" draw:layer="layout" svg:x1="22.86cm" svg:y1="102.553cm" svg:x2="39.052cm" svg:y2="102.552cm">
          <text:p/>
        </draw:line>
        <draw:line draw:style-name="gr5" draw:text-style-name="P3" draw:layer="layout" svg:x1="22.86cm" svg:y1="102.871cm" svg:x2="39.052cm" svg:y2="102.87cm">
          <text:p/>
        </draw:line>
        <draw:frame draw:style-name="gr6" draw:text-style-name="P7" draw:layer="layout" svg:width="8.889cm" svg:height="4.444cm" svg:x="22.86cm" svg:y="98.109cm">
          <draw:text-box>
            <text:p text:style-name="P6"><text:span text:style-name="T2">SELECT *</text:span></text:p>
            <text:p text:style-name="P6"><text:span text:style-name="T2">FROM Budget b</text:span></text:p>
            <text:p text:style-name="P6"><text:span text:style-name="T2">WHERE b.userId = userId</text:span></text:p>
            <text:p text:style-name="P6"><text:span text:style-name="T2"><text:s text:c="4"/>AND b.year = year</text:span></text:p>
            <text:p text:style-name="P6"><text:span text:style-name="T2"><text:s text:c="4"/>AND b.month = month</text:span></text:p>
            <text:p text:style-name="P6"><text:span text:style-name="T2">ORDER BY e.date DESC</text:span></text:p>
          </draw:text-box>
        </draw:frame>
        <draw:frame draw:style-name="gr4" draw:text-style-name="P5" draw:layer="layout" svg:width="2.857cm" svg:height="2.857cm" svg:x="8.255cm" svg:y="113.983cm">
          <draw:text-box>
            <text:p text:style-name="P4"><text:span text:style-name="T1">month,</text:span></text:p>
            <text:p text:style-name="P4"><text:span text:style-name="T1">year,</text:span></text:p>
            <text:p text:style-name="P4"><text:span text:style-name="T1">totalLimit,</text:span></text:p>
            <text:p text:style-name="P4"><text:span text:style-name="T1">categories</text:span></text:p>
          </draw:text-box>
        </draw:frame>
        <draw:line draw:style-name="gr9" draw:text-style-name="P3" draw:layer="layout" svg:x1="8.255cm" svg:y1="116.84cm" svg:x2="11.112cm" svg:y2="116.84cm">
          <text:p/>
        </draw:line>
        <draw:line draw:style-name="gr5" draw:text-style-name="P3" draw:layer="layout" svg:x1="8.255cm" svg:y1="117.158cm" svg:x2="11.112cm" svg:y2="117.158cm">
          <text:p/>
        </draw:line>
        <draw:frame draw:style-name="gr4" draw:text-style-name="P5" draw:layer="layout" svg:width="2.857cm" svg:height="0.634cm" svg:x="8.255cm" svg:y="117.159cm">
          <draw:text-box>
            <text:p text:style-name="P4"><text:span text:style-name="T1">ok</text:span></text:p>
          </draw:text-box>
        </draw:frame>
        <draw:custom-shape draw:style-name="gr24" draw:text-style-name="P2" draw:layer="layout" svg:width="2.857cm" svg:height="0.953cm" svg:x="39.37cm" svg:y="50.166cm">
          <text:p text:style-name="P1"><text:span text:style-name="T1">perc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3" draw:layer="layout" svg:x1="16.192cm" svg:y1="116.841cm" svg:x2="39.052cm" svg:y2="116.84cm">
          <text:p/>
        </draw:line>
        <draw:line draw:style-name="gr5" draw:text-style-name="P3" draw:layer="layout" svg:x1="16.192cm" svg:y1="117.158cm" svg:x2="39.052cm" svg:y2="117.157cm">
          <text:p/>
        </draw:line>
        <draw:frame draw:style-name="gr6" draw:text-style-name="P7" draw:layer="layout" svg:width="11.748cm" svg:height="12.699cm" svg:x="16.192cm" svg:y="104.141cm">
          <draw:text-box>
            <text:p text:style-name="P6"><text:span text:style-name="T2">INSERT</text:span></text:p>
            <text:p text:style-name="P6"><text:span text:style-name="T2">INTO Budget b</text:span></text:p>
            <text:p text:style-name="P6"><text:span text:style-name="T2">VALUES</text:span></text:p>
            <text:p text:style-name="P6"><text:span text:style-name="T2">(</text:span></text:p>
            <text:p text:style-name="P6"><text:span text:style-name="T2"><text:s text:c="4"/>userId,</text:span></text:p>
            <text:p text:style-name="P6"><text:span text:style-name="T2"><text:s text:c="4"/>month,</text:span></text:p>
            <text:p text:style-name="P6"><text:span text:style-name="T2"><text:s text:c="4"/>year,</text:span></text:p>
            <text:p text:style-name="P6"><text:span text:style-name="T2"><text:s text:c="4"/>totalLimit,</text:span></text:p>
            <text:p text:style-name="P6"><text:span text:style-name="T2"><text:s text:c="4"/>category,</text:span></text:p>
            <text:p text:style-name="P6"><text:span text:style-name="T2"><text:s text:c="4"/>allocated,</text:span></text:p>
            <text:p text:style-name="P6"><text:span text:style-name="T2"><text:s text:c="4"/>percent</text:span></text:p>
            <text:p text:style-name="P6"><text:span text:style-name="T2">)</text:span></text:p>
            <text:p text:style-name="P6"><text:span text:style-name="T2">ON CONFLICT</text:span></text:p>
            <text:p text:style-name="P6"><text:span text:style-name="T2">DO UPDATE</text:span></text:p>
            <text:p text:style-name="P6"><text:span text:style-name="T2">SET b.totalLimit = totalLimit,</text:span></text:p>
            <text:p text:style-name="P6"><text:span text:style-name="T2"><text:s text:c="4"/>b.allocated = allocated,</text:span></text:p>
            <text:p text:style-name="P6"><text:span text:style-name="T2"><text:s text:c="4"/>b.percent = percent</text:span></text:p>
          </draw:text-box>
        </draw:frame>
        <draw:frame draw:style-name="gr4" draw:text-style-name="P5" draw:layer="layout" svg:width="6.033cm" svg:height="0.952cm" svg:x="39.369cm" svg:y="55.882cm">
          <draw:text-box>
            <text:p text:style-name="P4"><text:span text:style-name="T1">ResetPasswordRequest</text:span></text:p>
          </draw:text-box>
        </draw:frame>
        <draw:custom-shape draw:style-name="gr35" draw:text-style-name="P2" draw:layer="layout" svg:width="6.031cm" svg:height="0.635cm" svg:x="39.371cm" svg:y="56.834cm">
          <text:p text:style-name="P1"><text:span text:style-name="T1">user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" draw:layer="layout" svg:width="6.031cm" svg:height="0.953cm" svg:x="39.371cm" svg:y="57.469cm">
          <text:p text:style-name="P1"><text:span text:style-name="T1">keyHa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" draw:layer="layout" svg:width="6.031cm" svg:height="0.635cm" svg:x="39.371cm" svg:y="58.422cm">
          <text:p text:style-name="P1"><text:span text:style-name="T1">created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" draw:layer="layout" svg:width="3.175cm" svg:height="1.588cm" svg:x="2.54cm" svg:y="11.748cm">
          <text:p text:style-name="P1"><text:span text:style-name="T1">Login page</text:span></text:p>
          <text:p text:style-name="P1"><text:span text:style-name="T1">URL: /login</text:span></text:p>
          <draw:enhanced-geometry svg:viewBox="0 0 21600 21600" draw:type="rectangle" draw:enhanced-path="M 0 0 L 21600 0 21600 21600 0 21600 0 0 Z N"/>
        </draw:custom-shape>
        <draw:custom-shape draw:style-name="gr38" draw:text-style-name="P2" draw:layer="layout" svg:width="6.032cm" svg:height="2.539cm" svg:x="2.54cm" svg:y="21.591cm">
          <text:p text:style-name="P1"><text:span text:style-name="T1">Forgot password page</text:span></text:p>
          <text:p text:style-name="P1"><text:span text:style-name="T1">URL: /forgot-password</text:span></text:p>
          <draw:enhanced-geometry svg:viewBox="0 0 21600 21600" draw:type="rectangle" draw:enhanced-path="M 0 0 L 21600 0 21600 21600 0 21600 0 0 Z N"/>
        </draw:custom-shape>
        <draw:custom-shape draw:style-name="gr39" draw:text-style-name="P2" draw:layer="layout" svg:width="8.255cm" svg:height="2.539cm" svg:x="10.477cm" svg:y="21.591cm">
          <text:p text:style-name="P1"><text:span text:style-name="T1">POST /api/auth/forgot-passwo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8.572cm" svg:y1="21.909cm" svg:x2="10.477cm" svg:y2="21.908cm">
          <text:p/>
        </draw:line>
        <draw:line draw:style-name="gr5" draw:text-style-name="P3" draw:layer="layout" svg:x1="8.572cm" svg:y1="23.813cm" svg:x2="10.477cm" svg:y2="23.813cm">
          <text:p/>
        </draw:line>
        <draw:frame draw:style-name="gr4" draw:text-style-name="P5" draw:layer="layout" svg:width="1.588cm" svg:height="0.635cm" svg:x="8.572cm" svg:y="21.273cm">
          <draw:text-box>
            <text:p text:style-name="P4"><text:span text:style-name="T1">email</text:span></text:p>
          </draw:text-box>
        </draw:frame>
        <draw:frame draw:style-name="gr4" draw:text-style-name="P5" draw:layer="layout" svg:width="1.588cm" svg:height="0.634cm" svg:x="8.572cm" svg:y="23.814cm">
          <draw:text-box>
            <text:p text:style-name="P4"><text:span text:style-name="T1">ok</text:span></text:p>
          </draw:text-box>
        </draw:frame>
        <draw:line draw:style-name="gr3" draw:text-style-name="P3" draw:layer="layout" svg:x1="18.732cm" svg:y1="21.908cm" svg:x2="39.052cm" svg:y2="21.908cm">
          <text:p/>
        </draw:line>
        <draw:line draw:style-name="gr5" draw:text-style-name="P3" draw:layer="layout" svg:x1="18.732cm" svg:y1="22.226cm" svg:x2="39.052cm" svg:y2="22.225cm">
          <text:p/>
        </draw:line>
        <draw:frame draw:style-name="gr6" draw:text-style-name="P7" draw:layer="layout" svg:width="10.477cm" svg:height="7.938cm" svg:x="18.733cm" svg:y="13.97cm">
          <draw:text-box>
            <text:p text:style-name="P6"><text:span text:style-name="T2">INSERT</text:span></text:p>
            <text:p text:style-name="P6"><text:span text:style-name="T2">INTO ResetPasswordRequest r</text:span></text:p>
            <text:p text:style-name="P6"><text:span text:style-name="T2">VALUES</text:span></text:p>
            <text:p text:style-name="P6"><text:span text:style-name="T2">(</text:span></text:p>
            <text:p text:style-name="P6"><text:span text:style-name="T2"><text:s text:c="4"/>userId,</text:span></text:p>
            <text:p text:style-name="P6"><text:span text:style-name="T2"><text:s text:c="4"/>keyHash</text:span></text:p>
            <text:p text:style-name="P6"><text:span text:style-name="T2">)</text:span></text:p>
            <text:p text:style-name="P6"><text:span text:style-name="T2">ON CONFLICT</text:span></text:p>
            <text:p text:style-name="P6"><text:span text:style-name="T2">DO UPDATE</text:span></text:p>
            <text:p text:style-name="P6"><text:span text:style-name="T2">SET r.keyHash = keyHash,</text:span></text:p>
            <text:p text:style-name="P6"><text:span text:style-name="T2"><text:s text:c="4"/>r.createdAt = now</text:span></text:p>
          </draw:text-box>
        </draw:frame>
        <draw:custom-shape draw:style-name="gr40" draw:text-style-name="P2" draw:layer="layout" svg:width="11.747cm" svg:height="1.588cm" svg:x="2.54cm" svg:y="28.89cm">
          <text:p text:style-name="P1"><text:span text:style-name="T1">Reset password page</text:span></text:p>
          <text:p text:style-name="P1"><text:span text:style-name="T1">URL: /reset-password?email=</text:span><text:span text:style-name="T3">email</text:span><text:span text:style-name="T1">&amp;key=</text:span><text:span text:style-name="T3">key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4.287cm" svg:y1="29.209cm" svg:x2="16.827cm" svg:y2="29.208cm">
          <text:p/>
        </draw:line>
        <draw:line draw:style-name="gr5" draw:text-style-name="P3" draw:layer="layout" svg:x1="14.287cm" svg:y1="29.526cm" svg:x2="16.827cm" svg:y2="29.526cm">
          <text:p/>
        </draw:line>
        <draw:frame draw:style-name="gr4" draw:text-style-name="P5" draw:layer="layout" svg:width="2.54cm" svg:height="2.222cm" svg:x="14.287cm" svg:y="26.986cm">
          <draw:text-box>
            <text:p text:style-name="P4"><text:span text:style-name="T1">email,</text:span></text:p>
            <text:p text:style-name="P4"><text:span text:style-name="T1">key,</text:span></text:p>
            <text:p text:style-name="P4"><text:span text:style-name="T1">password</text:span></text:p>
          </draw:text-box>
        </draw:frame>
        <draw:frame draw:style-name="gr4" draw:text-style-name="P5" draw:layer="layout" svg:width="2.54cm" svg:height="0.636cm" svg:x="14.287cm" svg:y="29.526cm">
          <draw:text-box>
            <text:p text:style-name="P4"><text:span text:style-name="T1">ok</text:span></text:p>
          </draw:text-box>
        </draw:frame>
        <draw:custom-shape draw:style-name="gr41" draw:text-style-name="P2" draw:layer="layout" svg:width="7.938cm" svg:height="0.953cm" svg:x="16.827cm" svg:y="28.891cm">
          <text:p text:style-name="P1"><text:span text:style-name="T1">POST /api/auth/reset-passwo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24.764cm" svg:y1="29.209cm" svg:x2="39.052cm" svg:y2="29.209cm">
          <text:p/>
        </draw:line>
        <draw:line draw:style-name="gr5" draw:text-style-name="P3" draw:layer="layout" svg:x1="24.765cm" svg:y1="29.526cm" svg:x2="39.052cm" svg:y2="29.526cm">
          <text:p/>
        </draw:line>
        <draw:frame draw:style-name="gr6" draw:text-style-name="P7" draw:layer="layout" svg:width="12.7cm" svg:height="4.444cm" svg:x="24.765cm" svg:y="24.765cm">
          <draw:text-box>
            <text:p text:style-name="P6"><text:span text:style-name="T2">DELETE</text:span></text:p>
            <text:p text:style-name="P6"><text:span text:style-name="T2">FROM ResetPasswordRequest r</text:span></text:p>
            <text:p text:style-name="P6"><text:span text:style-name="T2">WHERE r.userId = userId;</text:span></text:p>
            <text:p text:style-name="P6"><text:span text:style-name="T2">UPDATE User u</text:span></text:p>
            <text:p text:style-name="P6"><text:span text:style-name="T2">SET u.passwordHash = passwordHash</text:span></text:p>
            <text:p text:style-name="P6"><text:span text:style-name="T2">WHERE u.id = userId</text:span></text:p>
          </draw:text-box>
        </draw:frame>
        <draw:line draw:style-name="gr3" draw:text-style-name="P3" draw:layer="layout" svg:x1="18.732cm" svg:y1="23.813cm" svg:x2="26.67cm" svg:y2="23.813cm">
          <text:p/>
        </draw:line>
        <draw:frame draw:style-name="gr4" draw:text-style-name="P5" draw:layer="layout" svg:width="7.937cm" svg:height="0.953cm" svg:x="18.733cm" svg:y="22.86cm">
          <draw:text-box>
            <text:p text:style-name="P4"><text:span text:style-name="T1">Reset-password email message</text:span></text:p>
          </draw:text-box>
        </draw:frame>
        <draw:custom-shape draw:style-name="gr42" draw:text-style-name="P2" draw:layer="layout" svg:width="3.492cm" svg:height="0.635cm" svg:x="26.67cm" svg:y="23.495cm">
          <text:p text:style-name="P1"><text:span text:style-name="T1">SMTP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draw:layer="layout" svg:width="2.221cm" svg:height="0.952cm" svg:x="39.371cm" svg:y="18.098cm">
          <text:p text:style-name="P1"><text:span text:style-name="T1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" draw:layer="layout" svg:width="3.809cm" svg:height="12.381cm" svg:x="2.541cm" svg:y="140.02cm">
          <text:p text:style-name="P1"><text:span text:style-name="T1">Settings page</text:span></text:p>
          <text:p text:style-name="P1"><text:span text:style-name="T1">URL: /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" draw:layer="layout" svg:width="7.302cm" svg:height="0.952cm" svg:x="8.255cm" svg:y="144.146cm">
          <text:p text:style-name="P1"><text:span text:style-name="T1">PATCH /api/settings/pro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3" draw:layer="layout" svg:x1="6.667cm" svg:y1="47.942cm" svg:x2="12.065cm" svg:y2="47.942cm">
          <text:p/>
        </draw:line>
        <draw:line draw:style-name="gr5" draw:text-style-name="P3" draw:layer="layout" svg:x1="6.667cm" svg:y1="52.705cm" svg:x2="12.065cm" svg:y2="52.705cm">
          <text:p/>
        </draw:line>
        <draw:custom-shape draw:style-name="gr45" draw:text-style-name="P2" draw:layer="layout" svg:width="14.922cm" svg:height="5.398cm" svg:x="12.065cm" svg:y="47.625cm">
          <text:p text:style-name="P1"><text:span text:style-name="T1">GET /api/ai/dashboard-insights?month=</text:span><text:span text:style-name="T3">month</text:span><text:span text:style-name="T1">&amp;year=</text:span><text:span text:style-name="T3">ye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5.398cm" svg:height="0.635cm" svg:x="6.667cm" svg:y="52.705cm">
          <draw:text-box>
            <text:p text:style-name="P4"><text:span text:style-name="T1">aiRecommendations</text:span></text:p>
          </draw:text-box>
        </draw:frame>
        <draw:line draw:style-name="gr9" draw:text-style-name="P3" draw:layer="layout" svg:x1="26.987cm" svg:y1="47.942cm" svg:x2="39.052cm" svg:y2="47.942cm">
          <text:p/>
        </draw:line>
        <draw:frame draw:style-name="gr6" draw:text-style-name="P7" draw:layer="layout" svg:width="11.748cm" svg:height="7.302cm" svg:x="26.987cm" svg:y="40.64cm">
          <draw:text-box>
            <text:p text:style-name="P6"><text:span text:style-name="T2">SELECT *</text:span></text:p>
            <text:p text:style-name="P6"><text:span text:style-name="T2">FROM Budget b</text:span></text:p>
            <text:p text:style-name="P6"><text:span text:style-name="T2">WHERE b.userId = userId</text:span></text:p>
            <text:p text:style-name="P6"><text:span text:style-name="T2"><text:s text:c="4"/>AND b.year = year</text:span></text:p>
            <text:p text:style-name="P6"><text:span text:style-name="T2"><text:s text:c="4"/>AND b.month = month,</text:span></text:p>
            <text:p text:style-name="P6"><text:span text:style-name="T2">SELECT *</text:span></text:p>
            <text:p text:style-name="P6"><text:span text:style-name="T2">FROM Expense e</text:span></text:p>
            <text:p text:style-name="P6"><text:span text:style-name="T2">WHERE e.userId = userId</text:span></text:p>
            <text:p text:style-name="P6"><text:span text:style-name="T2"><text:s text:c="4"/>AND e.date &gt;= startOfMonth</text:span></text:p>
            <text:p text:style-name="P6"><text:span text:style-name="T2"><text:s text:c="4"/>AND e.date &lt;= endOfMonth</text:span></text:p>
          </draw:text-box>
        </draw:frame>
        <draw:line draw:style-name="gr5" draw:text-style-name="P3" draw:layer="layout" svg:x1="26.988cm" svg:y1="48.26cm" svg:x2="39.052cm" svg:y2="48.26cm">
          <text:p/>
        </draw:line>
        <draw:frame draw:style-name="gr4" draw:text-style-name="P5" draw:layer="layout" svg:width="11.748cm" svg:height="1.587cm" svg:x="26.987cm" svg:y="48.26cm">
          <draw:text-box>
            <text:p text:style-name="P4"><text:span text:style-name="T1">budgets,</text:span></text:p>
            <text:p text:style-name="P4"><text:span text:style-name="T1">expenses</text:span></text:p>
          </draw:text-box>
        </draw:frame>
        <draw:line draw:style-name="gr9" draw:text-style-name="P3" draw:layer="layout" svg:x1="26.987cm" svg:y1="52.387cm" svg:x2="32.385cm" svg:y2="52.387cm">
          <text:p/>
        </draw:line>
        <draw:frame draw:style-name="gr4" draw:text-style-name="P5" draw:layer="layout" svg:width="5.398cm" svg:height="2.221cm" svg:x="26.987cm" svg:y="50.166cm">
          <draw:text-box>
            <text:p text:style-name="P4"><text:span text:style-name="T1">spendingSummary,</text:span></text:p>
            <text:p text:style-name="P4"><text:span text:style-name="T1">month,</text:span></text:p>
            <text:p text:style-name="P4"><text:span text:style-name="T1">year</text:span></text:p>
          </draw:text-box>
        </draw:frame>
        <draw:line draw:style-name="gr5" draw:text-style-name="P3" draw:layer="layout" svg:x1="26.987cm" svg:y1="52.705cm" svg:x2="32.385cm" svg:y2="52.705cm">
          <text:p/>
        </draw:line>
        <draw:frame draw:style-name="gr4" draw:text-style-name="P5" draw:layer="layout" svg:width="5.398cm" svg:height="0.635cm" svg:x="26.987cm" svg:y="52.705cm">
          <draw:text-box>
            <text:p text:style-name="P4"><text:span text:style-name="T1">aiRecommendations</text:span></text:p>
          </draw:text-box>
        </draw:frame>
        <draw:custom-shape draw:style-name="gr46" draw:text-style-name="P2" draw:layer="layout" svg:width="1.587cm" svg:height="0.952cm" svg:x="32.385cm" svg:y="52.071cm">
          <text:p text:style-name="P1"><text:span text:style-name="T1">LL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" draw:layer="layout" svg:width="15.24cm" svg:height="6.033cm" svg:x="12.065cm" svg:y="60.642cm">
          <text:p text:style-name="P1"><text:span text:style-name="T1">GET /api/ai</text:span><text:span text:style-name="T4">/budget-comparison?</text:span><text:span text:style-name="T1">month=</text:span><text:span text:style-name="T3">month</text:span><text:span text:style-name="T1">&amp;year=</text:span><text:span text:style-name="T3">ye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3" draw:layer="layout" svg:x1="6.667cm" svg:y1="66.357cm" svg:x2="12.065cm" svg:y2="66.357cm">
          <text:p/>
        </draw:line>
        <draw:frame draw:style-name="gr4" draw:text-style-name="P5" draw:layer="layout" svg:width="5.397cm" svg:height="0.952cm" svg:x="6.668cm" svg:y="66.358cm">
          <draw:text-box>
            <text:p text:style-name="P4"><text:span text:style-name="T1">aiBudgetComparison</text:span></text:p>
          </draw:text-box>
        </draw:frame>
        <draw:line draw:style-name="gr9" draw:text-style-name="P3" draw:layer="layout" svg:x1="6.667cm" svg:y1="60.96cm" svg:x2="12.065cm" svg:y2="60.96cm">
          <text:p/>
        </draw:line>
        <draw:line draw:style-name="gr9" draw:text-style-name="P3" draw:layer="layout" svg:x1="27.305cm" svg:y1="60.96cm" svg:x2="39.052cm" svg:y2="60.96cm">
          <text:p/>
        </draw:line>
        <draw:frame draw:style-name="gr6" draw:text-style-name="P7" draw:layer="layout" svg:width="11.747cm" svg:height="7.303cm" svg:x="27.305cm" svg:y="53.657cm">
          <draw:text-box>
            <text:p text:style-name="P6"><text:span text:style-name="T2">SELECT *</text:span></text:p>
            <text:p text:style-name="P6"><text:span text:style-name="T2">FROM Budget b</text:span></text:p>
            <text:p text:style-name="P6"><text:span text:style-name="T2">WHERE b.userId = userId</text:span></text:p>
            <text:p text:style-name="P6"><text:span text:style-name="T2"><text:s text:c="4"/>AND b.year = year</text:span></text:p>
            <text:p text:style-name="P6"><text:span text:style-name="T2"><text:s text:c="4"/>AND b.month = month,</text:span></text:p>
            <text:p text:style-name="P6"><text:span text:style-name="T2">SELECT *</text:span></text:p>
            <text:p text:style-name="P6"><text:span text:style-name="T2">FROM Expense e</text:span></text:p>
            <text:p text:style-name="P6"><text:span text:style-name="T2">WHERE e.userId = userId</text:span></text:p>
            <text:p text:style-name="P6"><text:span text:style-name="T2"><text:s text:c="4"/>AND e.date &gt;= startOfMonth</text:span></text:p>
            <text:p text:style-name="P6"><text:span text:style-name="T2"><text:s text:c="4"/>AND e.date &lt;= endOfMonth</text:span></text:p>
          </draw:text-box>
        </draw:frame>
        <draw:line draw:style-name="gr5" draw:text-style-name="P3" draw:layer="layout" svg:x1="27.306cm" svg:y1="61.279cm" svg:x2="39.052cm" svg:y2="61.278cm">
          <text:p/>
        </draw:line>
        <draw:frame draw:style-name="gr4" draw:text-style-name="P5" draw:layer="layout" svg:width="11.747cm" svg:height="1.587cm" svg:x="27.305cm" svg:y="61.278cm">
          <draw:text-box>
            <text:p text:style-name="P4"><text:span text:style-name="T1">budgets,</text:span></text:p>
            <text:p text:style-name="P4"><text:span text:style-name="T1">expenses</text:span></text:p>
          </draw:text-box>
        </draw:frame>
        <draw:line draw:style-name="gr9" draw:text-style-name="P3" draw:layer="layout" svg:x1="27.305cm" svg:y1="66.04cm" svg:x2="32.703cm" svg:y2="66.04cm">
          <text:p/>
        </draw:line>
        <draw:frame draw:style-name="gr4" draw:text-style-name="P5" draw:layer="layout" svg:width="5.398cm" svg:height="2.856cm" svg:x="27.304cm" svg:y="63.182cm">
          <draw:text-box>
            <text:p text:style-name="P4"><text:span text:style-name="T1">spendingSummary,</text:span></text:p>
            <text:p text:style-name="P4"><text:span text:style-name="T1">totalIncome,</text:span></text:p>
            <text:p text:style-name="P4"><text:span text:style-name="T1">month,</text:span></text:p>
            <text:p text:style-name="P4"><text:span text:style-name="T1">year</text:span></text:p>
          </draw:text-box>
        </draw:frame>
        <draw:line draw:style-name="gr5" draw:text-style-name="P3" draw:layer="layout" svg:x1="27.304cm" svg:y1="66.358cm" svg:x2="32.702cm" svg:y2="66.358cm">
          <text:p/>
        </draw:line>
        <draw:frame draw:style-name="gr4" draw:text-style-name="P5" draw:layer="layout" svg:width="5.398cm" svg:height="0.953cm" svg:x="27.304cm" svg:y="66.357cm">
          <draw:text-box>
            <text:p text:style-name="P4"><text:span text:style-name="T1">aiBudgetComparison</text:span></text:p>
          </draw:text-box>
        </draw:frame>
        <draw:custom-shape draw:style-name="gr46" draw:text-style-name="P2" draw:layer="layout" svg:width="1.587cm" svg:height="0.952cm" svg:x="32.703cm" svg:y="65.723cm">
          <text:p text:style-name="P1"><text:span text:style-name="T1">LL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3" draw:layer="layout" svg:x1="6.35cm" svg:y1="147.956cm" svg:x2="8.89cm" svg:y2="147.956cm">
          <text:p/>
        </draw:line>
        <draw:frame draw:style-name="gr4" draw:text-style-name="P5" draw:layer="layout" svg:width="2.54cm" svg:height="0.951cm" svg:x="6.35cm" svg:y="147.003cm">
          <draw:text-box>
            <text:p text:style-name="P4"><text:span text:style-name="T1">password</text:span></text:p>
          </draw:text-box>
        </draw:frame>
        <draw:custom-shape draw:style-name="gr48" draw:text-style-name="P2" draw:layer="layout" svg:width="7.937cm" svg:height="4.762cm" svg:x="8.89cm" svg:y="147.639cm">
          <text:p text:style-name="P1"><text:span text:style-name="T1">DELETE /api/settings/acc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3" draw:layer="layout" svg:x1="6.35cm" svg:y1="152.083cm" svg:x2="8.89cm" svg:y2="152.083cm">
          <text:p/>
        </draw:line>
        <draw:frame draw:style-name="gr6" draw:text-style-name="P7" draw:layer="layout" svg:width="8.255cm" svg:height="2.222cm" svg:x="16.827cm" svg:y="145.733cm">
          <draw:text-box>
            <text:p text:style-name="P6"><text:span text:style-name="T2">SELECT u.passwordHash</text:span></text:p>
            <text:p text:style-name="P6"><text:span text:style-name="T2">FROM User u</text:span></text:p>
            <text:p text:style-name="P6"><text:span text:style-name="T2">WHERE u.id = userId</text:span></text:p>
          </draw:text-box>
        </draw:frame>
        <draw:line draw:style-name="gr3" draw:text-style-name="P3" draw:layer="layout" svg:x1="16.827cm" svg:y1="147.956cm" svg:x2="39.052cm" svg:y2="147.955cm">
          <text:p/>
        </draw:line>
        <draw:line draw:style-name="gr5" draw:text-style-name="P3" draw:layer="layout" svg:x1="16.827cm" svg:y1="148.273cm" svg:x2="39.052cm" svg:y2="148.272cm">
          <text:p/>
        </draw:line>
        <draw:frame draw:style-name="gr4" draw:text-style-name="P5" draw:layer="layout" svg:width="8.254cm" svg:height="0.953cm" svg:x="16.828cm" svg:y="148.273cm">
          <draw:text-box>
            <text:p text:style-name="P4"><text:span text:style-name="T1">passwordHash</text:span></text:p>
          </draw:text-box>
        </draw:frame>
        <draw:frame draw:style-name="gr6" draw:text-style-name="P7" draw:layer="layout" svg:width="7.303cm" svg:height="2.222cm" svg:x="16.827cm" svg:y="149.544cm">
          <draw:text-box>
            <text:p text:style-name="P6"><text:span text:style-name="T2">DELETE</text:span></text:p>
            <text:p text:style-name="P6"><text:span text:style-name="T2">FROM User u</text:span></text:p>
            <text:p text:style-name="P6"><text:span text:style-name="T2">WHERE u.id = userId</text:span></text:p>
          </draw:text-box>
        </draw:frame>
        <draw:line draw:style-name="gr3" draw:text-style-name="P3" draw:layer="layout" svg:x1="16.827cm" svg:y1="151.766cm" svg:x2="39.052cm" svg:y2="151.765cm">
          <text:p/>
        </draw:line>
        <draw:line draw:style-name="gr5" draw:text-style-name="P3" draw:layer="layout" svg:x1="16.827cm" svg:y1="152.083cm" svg:x2="39.052cm" svg:y2="152.082cm">
          <text:p/>
        </draw:line>
        <draw:frame draw:style-name="gr4" draw:text-style-name="P5" draw:layer="layout" svg:width="2.54cm" svg:height="0.634cm" svg:x="6.35cm" svg:y="152.084cm">
          <draw:text-box>
            <text:p text:style-name="P4"><text:span text:style-name="T1">ok</text:span></text:p>
          </draw:text-box>
        </draw:frame>
        <draw:custom-shape draw:style-name="gr49" draw:text-style-name="P2" draw:layer="layout" svg:width="4.126cm" svg:height="0.635cm" svg:x="39.371cm" svg:y="21.59cm">
          <text:p text:style-name="P1"><text:span text:style-name="T1">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" draw:layer="layout" svg:width="4.122cm" svg:height="0.635cm" svg:x="39.375cm" svg:y="22.224cm">
          <text:p text:style-name="P1"><text:span text:style-name="T1">user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4.126cm" svg:height="0.952cm" svg:x="39.371cm" svg:y="20.638cm">
          <draw:text-box>
            <text:p text:style-name="P4"><text:span text:style-name="T1">LinkedAccount</text:span></text:p>
          </draw:text-box>
        </draw:frame>
        <draw:custom-shape draw:style-name="gr50" draw:text-style-name="P2" draw:layer="layout" svg:width="4.122cm" svg:height="0.635cm" svg:x="39.375cm" svg:y="22.861cm">
          <text:p text:style-name="P1"><text:span text:style-name="T1">item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" draw:layer="layout" svg:width="4.125cm" svg:height="0.635cm" svg:x="39.372cm" svg:y="23.496cm">
          <text:p text:style-name="P1"><text:span text:style-name="T1">accessTok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" draw:layer="layout" svg:width="4.125cm" svg:height="0.635cm" svg:x="39.372cm" svg:y="24.131cm">
          <text:p text:style-name="P1"><text:span text:style-name="T1">institution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" draw:layer="layout" svg:width="4.125cm" svg:height="0.635cm" svg:x="39.372cm" svg:y="24.766cm">
          <text:p text:style-name="P1"><text:span text:style-name="T1">institution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" draw:layer="layout" svg:width="4.125cm" svg:height="0.635cm" svg:x="39.369cm" svg:y="25.401cm">
          <text:p text:style-name="P1"><text:span text:style-name="T1">account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" draw:layer="layout" svg:width="4.125cm" svg:height="0.635cm" svg:x="39.372cm" svg:y="26.036cm">
          <text:p text:style-name="P1"><text:span text:style-name="T1">accountMas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" draw:layer="layout" svg:width="4.125cm" svg:height="0.635cm" svg:x="39.372cm" svg:y="26.671cm">
          <text:p text:style-name="P1"><text:span text:style-name="T1">account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2" draw:layer="layout" svg:width="4.125cm" svg:height="0.952cm" svg:x="39.372cm" svg:y="27.306cm">
          <text:p text:style-name="P1"><text:span text:style-name="T1">account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2" draw:layer="layout" svg:width="4.125cm" svg:height="0.952cm" svg:x="39.372cm" svg:y="28.259cm">
          <text:p text:style-name="P1"><text:span text:style-name="T1">accountSub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2" draw:layer="layout" svg:width="4.125cm" svg:height="0.952cm" svg:x="39.372cm" svg:y="29.211cm">
          <text:p text:style-name="P1"><text:span text:style-name="T1">lastSynced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" draw:layer="layout" svg:width="4.125cm" svg:height="0.634cm" svg:x="39.369cm" svg:y="30.164cm">
          <text:p text:style-name="P1"><text:span text:style-name="T1">created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" draw:layer="layout" svg:width="4.125cm" svg:height="0.953cm" svg:x="39.369cm" svg:y="30.798cm">
          <text:p text:style-name="P1"><text:span text:style-name="T1">updated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" draw:layer="layout" svg:width="6.03cm" svg:height="0.635cm" svg:x="39.372cm" svg:y="33.021cm">
          <text:p text:style-name="P1"><text:span text:style-name="T1">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" draw:layer="layout" svg:width="6.024cm" svg:height="0.635cm" svg:x="39.378cm" svg:y="33.656cm">
          <text:p text:style-name="P1"><text:span text:style-name="T1">user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6.031cm" svg:height="0.952cm" svg:x="39.371cm" svg:y="32.068cm">
          <draw:text-box>
            <text:p text:style-name="P4"><text:span text:style-name="T1">PlaidTransactionImport</text:span></text:p>
          </draw:text-box>
        </draw:frame>
        <draw:custom-shape draw:style-name="gr56" draw:text-style-name="P2" draw:layer="layout" svg:width="6.024cm" svg:height="0.635cm" svg:x="39.378cm" svg:y="34.291cm">
          <text:p text:style-name="P1"><text:span text:style-name="T1">linkedAccount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" draw:layer="layout" svg:width="6.029cm" svg:height="0.951cm" svg:x="39.37cm" svg:y="34.926cm">
          <text:p text:style-name="P1"><text:span text:style-name="T1">plaidTransaction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" draw:layer="layout" svg:width="6.029cm" svg:height="0.951cm" svg:x="39.37cm" svg:y="35.879cm">
          <text:p text:style-name="P1"><text:span text:style-name="T1">expens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2" draw:layer="layout" svg:width="6.029cm" svg:height="0.635cm" svg:x="39.37cm" svg:y="36.831cm">
          <text:p text:style-name="P1"><text:span text:style-name="T1">removed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2" draw:layer="layout" svg:width="6.029cm" svg:height="0.635cm" svg:x="39.37cm" svg:y="37.466cm">
          <text:p text:style-name="P1"><text:span text:style-name="T1">created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" draw:layer="layout" svg:width="6.029cm" svg:height="0.951cm" svg:x="39.373cm" svg:y="38.101cm">
          <text:p text:style-name="P1"><text:span text:style-name="T1">updated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2" draw:layer="layout" svg:width="4.443cm" svg:height="0.635cm" svg:x="39.371cm" svg:y="40.324cm">
          <text:p text:style-name="P1"><text:span text:style-name="T1">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4.444cm" svg:height="0.952cm" svg:x="39.37cm" svg:y="39.371cm">
          <draw:text-box>
            <text:p text:style-name="P4"><text:span text:style-name="T1">PlaidSyncCursor</text:span></text:p>
          </draw:text-box>
        </draw:frame>
        <draw:custom-shape draw:style-name="gr60" draw:text-style-name="P2" draw:layer="layout" svg:width="4.445cm" svg:height="0.635cm" svg:x="39.369cm" svg:y="40.957cm">
          <text:p text:style-name="P1"><text:span text:style-name="T1">linkedAccount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" draw:layer="layout" svg:width="4.445cm" svg:height="0.633cm" svg:x="39.369cm" svg:y="41.594cm">
          <text:p text:style-name="P1"><text:span text:style-name="T1">nextCur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2" draw:layer="layout" svg:width="4.445cm" svg:height="0.635cm" svg:x="39.369cm" svg:y="42.227cm">
          <text:p text:style-name="P1"><text:span text:style-name="T1">created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" draw:layer="layout" svg:width="4.445cm" svg:height="0.951cm" svg:x="39.369cm" svg:y="42.864cm">
          <text:p text:style-name="P1"><text:span text:style-name="T1">updated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3" draw:text-style-name="P3" draw:layer="layout" svg:x1="43.179cm" svg:y1="10.795cm" svg:x2="46.672cm" svg:y2="10.795cm">
          <text:p/>
        </draw:line>
        <draw:line draw:style-name="gr64" draw:text-style-name="P3" draw:layer="layout" svg:x1="41.592cm" svg:y1="16.193cm" svg:x2="46.672cm" svg:y2="16.193cm">
          <text:p/>
        </draw:line>
        <draw:line draw:style-name="gr64" draw:text-style-name="P3" draw:layer="layout" svg:x1="43.497cm" svg:y1="22.543cm" svg:x2="46.672cm" svg:y2="22.543cm">
          <text:p/>
        </draw:line>
        <draw:line draw:style-name="gr64" draw:text-style-name="P3" draw:layer="layout" svg:x1="45.402cm" svg:y1="33.973cm" svg:x2="46.672cm" svg:y2="33.973cm">
          <text:p/>
        </draw:line>
        <draw:line draw:style-name="gr64" draw:text-style-name="P3" draw:layer="layout" svg:x1="42.227cm" svg:y1="46.038cm" svg:x2="46.672cm" svg:y2="46.038cm">
          <text:p/>
        </draw:line>
        <draw:line draw:style-name="gr64" draw:text-style-name="P3" draw:layer="layout" svg:x1="41.909cm" svg:y1="53.023cm" svg:x2="46.672cm" svg:y2="53.023cm">
          <text:p/>
        </draw:line>
        <draw:line draw:style-name="gr64" draw:text-style-name="P3" draw:layer="layout" svg:x1="45.402cm" svg:y1="57.15cm" svg:x2="46.672cm" svg:y2="57.15cm">
          <text:p/>
        </draw:line>
        <draw:line draw:style-name="gr64" draw:text-style-name="P3" draw:layer="layout" svg:x1="46.672cm" svg:y1="57.15cm" svg:x2="46.672cm" svg:y2="10.795cm">
          <text:p/>
        </draw:line>
        <draw:line draw:style-name="gr63" draw:text-style-name="P3" draw:layer="layout" svg:x1="41.592cm" svg:y1="15.558cm" svg:x2="47.942cm" svg:y2="15.558cm">
          <text:p/>
        </draw:line>
        <draw:line draw:style-name="gr64" draw:text-style-name="P3" draw:layer="layout" svg:x1="45.402cm" svg:y1="36.195cm" svg:x2="47.942cm" svg:y2="36.195cm">
          <text:p/>
        </draw:line>
        <draw:line draw:style-name="gr64" draw:text-style-name="P3" draw:layer="layout" svg:x1="47.942cm" svg:y1="36.195cm" svg:x2="47.942cm" svg:y2="15.558cm">
          <text:p/>
        </draw:line>
        <draw:line draw:style-name="gr63" draw:text-style-name="P3" draw:layer="layout" svg:x1="43.496cm" svg:y1="21.908cm" svg:x2="49.212cm" svg:y2="21.908cm">
          <text:p/>
        </draw:line>
        <draw:line draw:style-name="gr64" draw:text-style-name="P3" draw:layer="layout" svg:x1="45.402cm" svg:y1="34.608cm" svg:x2="49.212cm" svg:y2="34.608cm">
          <text:p/>
        </draw:line>
        <draw:line draw:style-name="gr64" draw:text-style-name="P3" draw:layer="layout" svg:x1="43.814cm" svg:y1="41.275cm" svg:x2="49.212cm" svg:y2="41.275cm">
          <text:p/>
        </draw:line>
        <draw:line draw:style-name="gr64" draw:text-style-name="P3" draw:layer="layout" svg:x1="49.212cm" svg:y1="41.275cm" svg:x2="49.212cm" svg:y2="21.908cm">
          <text:p/>
        </draw:line>
        <draw:custom-shape draw:style-name="gr65" draw:text-style-name="P2" draw:layer="layout" svg:width="5.08cm" svg:height="63.816cm" svg:x="2.54cm" svg:y="160.974cm">
          <text:p text:style-name="P1"><text:span text:style-name="T1">Header compon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3" draw:layer="layout" svg:x1="7.62cm" svg:y1="161.29cm" svg:x2="12.065cm" svg:y2="161.29cm">
          <text:p/>
        </draw:line>
        <draw:line draw:style-name="gr15" draw:text-style-name="P3" draw:layer="layout" svg:x1="7.62cm" svg:y1="161.608cm" svg:x2="12.065cm" svg:y2="161.608cm">
          <text:p/>
        </draw:line>
        <draw:frame draw:style-name="gr4" draw:text-style-name="P5" draw:layer="layout" svg:width="4.127cm" svg:height="0.634cm" svg:x="7.937cm" svg:y="161.608cm">
          <draw:text-box>
            <text:p text:style-name="P4"><text:span text:style-name="T1">linkedAccounts</text:span></text:p>
          </draw:text-box>
        </draw:frame>
        <draw:custom-shape draw:style-name="gr66" draw:text-style-name="P2" draw:layer="layout" svg:width="6.35cm" svg:height="0.952cm" svg:x="12.065cm" svg:y="160.973cm">
          <text:p text:style-name="P1"><text:span text:style-name="T1">GET /api/plaid/accou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8.415cm" svg:y1="161.29cm" svg:x2="39.052cm" svg:y2="161.29cm">
          <text:p/>
        </draw:line>
        <draw:frame draw:style-name="gr4" draw:text-style-name="P5" draw:layer="layout" svg:width="8.89cm" svg:height="0.952cm" svg:x="22.86cm" svg:y="102.871cm">
          <draw:text-box>
            <text:p text:style-name="P4"><text:span text:style-name="T1">budgets</text:span></text:p>
          </draw:text-box>
        </draw:frame>
        <draw:frame draw:style-name="gr6" draw:text-style-name="P7" draw:layer="layout" svg:width="9.842cm" svg:height="8.255cm" svg:x="18.415cm" svg:y="153.035cm">
          <draw:text-box>
            <text:p text:style-name="P6"><text:span text:style-name="T2">SELECT a.id,</text:span></text:p>
            <text:p text:style-name="P6"><text:span text:style-name="T2"><text:s text:c="4"/>a.institutionName,</text:span></text:p>
            <text:p text:style-name="P6"><text:span text:style-name="T2"><text:s text:c="4"/>a.accountName,</text:span></text:p>
            <text:p text:style-name="P6"><text:span text:style-name="T2"><text:s text:c="4"/>a.accountMask,</text:span></text:p>
            <text:p text:style-name="P6"><text:span text:style-name="T2"><text:s text:c="4"/>a.accountType,</text:span></text:p>
            <text:p text:style-name="P6"><text:span text:style-name="T2"><text:s text:c="4"/>a.accountSubtype,</text:span></text:p>
            <text:p text:style-name="P6"><text:span text:style-name="T2"><text:s text:c="4"/>a.lastSyncedAt,</text:span></text:p>
            <text:p text:style-name="P6"><text:span text:style-name="T2"><text:s text:c="4"/>a.createdAt</text:span></text:p>
            <text:p text:style-name="P6"><text:span text:style-name="T2">FROM LinkedAccount a</text:span></text:p>
            <text:p text:style-name="P6"><text:span text:style-name="T2">WHERE a.userId = userId</text:span></text:p>
            <text:p text:style-name="P6"><text:span text:style-name="T2">ORDER BY a.createdAt DESC</text:span></text:p>
          </draw:text-box>
        </draw:frame>
        <draw:line draw:style-name="gr5" draw:text-style-name="P3" draw:layer="layout" svg:x1="18.415cm" svg:y1="161.608cm" svg:x2="39.052cm" svg:y2="161.607cm">
          <text:p/>
        </draw:line>
        <draw:frame draw:style-name="gr4" draw:text-style-name="P5" draw:layer="layout" svg:width="9.842cm" svg:height="0.634cm" svg:x="18.415cm" svg:y="161.609cm">
          <draw:text-box>
            <text:p text:style-name="P4"><text:span text:style-name="T1">linkedAccounts</text:span></text:p>
          </draw:text-box>
        </draw:frame>
        <draw:custom-shape draw:style-name="gr67" draw:text-style-name="P2" draw:layer="layout" svg:width="7.937cm" svg:height="0.952cm" svg:x="11.748cm" svg:y="162.561cm">
          <text:p text:style-name="P1"><text:span text:style-name="T1">GET /api/plaid/sandbox-confi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3" draw:layer="layout" svg:x1="7.62cm" svg:y1="162.878cm" svg:x2="11.747cm" svg:y2="162.878cm">
          <text:p/>
        </draw:line>
        <draw:line draw:style-name="gr15" draw:text-style-name="P3" draw:layer="layout" svg:x1="7.62cm" svg:y1="163.195cm" svg:x2="11.747cm" svg:y2="163.195cm">
          <text:p/>
        </draw:line>
        <draw:frame draw:style-name="gr4" draw:text-style-name="P5" draw:layer="layout" svg:width="4.127cm" svg:height="2.222cm" svg:x="7.62cm" svg:y="163.196cm">
          <draw:text-box>
            <text:p text:style-name="P4"><text:span text:style-name="T1">environment,</text:span></text:p>
            <text:p text:style-name="P4"><text:span text:style-name="T1">testCredentials,</text:span></text:p>
            <text:p text:style-name="P4"><text:span text:style-name="T1">placeholderKey</text:span></text:p>
          </draw:text-box>
        </draw:frame>
        <draw:custom-shape draw:style-name="gr68" draw:text-style-name="P2" draw:layer="layout" svg:width="6.985cm" svg:height="0.952cm" svg:x="10.478cm" svg:y="167.323cm">
          <text:p text:style-name="P1"><text:span text:style-name="T1">POST /api/plaid/link-tok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3" draw:layer="layout" svg:x1="7.621cm" svg:y1="167.64cm" svg:x2="10.478cm" svg:y2="167.64cm">
          <text:p/>
        </draw:line>
        <draw:line draw:style-name="gr15" draw:text-style-name="P3" draw:layer="layout" svg:x1="7.621cm" svg:y1="167.958cm" svg:x2="10.478cm" svg:y2="167.958cm">
          <text:p/>
        </draw:line>
        <draw:frame draw:style-name="gr4" draw:text-style-name="P5" draw:layer="layout" svg:width="2.857cm" svg:height="1.587cm" svg:x="7.621cm" svg:y="167.958cm">
          <draw:text-box>
            <text:p text:style-name="P4"><text:span text:style-name="T1">linkToken,</text:span></text:p>
            <text:p text:style-name="P4"><text:span text:style-name="T1">expiration</text:span></text:p>
          </draw:text-box>
        </draw:frame>
        <draw:line draw:style-name="gr9" draw:text-style-name="P3" draw:layer="layout" svg:x1="17.464cm" svg:y1="167.64cm" svg:x2="21.272cm" svg:y2="167.64cm">
          <text:p/>
        </draw:line>
        <draw:line draw:style-name="gr15" draw:text-style-name="P3" draw:layer="layout" svg:x1="17.464cm" svg:y1="167.958cm" svg:x2="21.272cm" svg:y2="167.958cm">
          <text:p/>
        </draw:line>
        <draw:frame draw:style-name="gr4" draw:text-style-name="P5" draw:layer="layout" svg:width="3.809cm" svg:height="1.587cm" svg:x="17.464cm" svg:y="167.958cm">
          <draw:text-box>
            <text:p text:style-name="P4"><text:span text:style-name="T1">linkToken,</text:span></text:p>
            <text:p text:style-name="P4"><text:span text:style-name="T1">expiration</text:span></text:p>
          </draw:text-box>
        </draw:frame>
        <draw:frame draw:style-name="gr4" draw:text-style-name="P5" draw:layer="layout" svg:width="3.81cm" svg:height="3.81cm" svg:x="17.462cm" svg:y="163.83cm">
          <draw:text-box>
            <text:p text:style-name="P4"><text:span text:style-name="T1">userId,</text:span></text:p>
            <text:p text:style-name="P4"><text:span text:style-name="T1">clientName,</text:span></text:p>
            <text:p text:style-name="P4"><text:span text:style-name="T1">language,</text:span></text:p>
            <text:p text:style-name="P4"><text:span text:style-name="T1">products,</text:span></text:p>
            <text:p text:style-name="P4"><text:span text:style-name="T1">countryCodes</text:span></text:p>
          </draw:text-box>
        </draw:frame>
        <draw:custom-shape draw:style-name="gr69" draw:text-style-name="P2" draw:layer="layout" svg:width="10.16cm" svg:height="23.495cm" svg:x="12.065cm" svg:y="170.498cm">
          <text:p text:style-name="P1"><text:span text:style-name="T1">POST /api/plaid/exchange-public-tok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3" draw:layer="layout" svg:x1="7.62cm" svg:y1="170.816cm" svg:x2="12.065cm" svg:y2="170.816cm">
          <text:p/>
        </draw:line>
        <draw:frame draw:style-name="gr4" draw:text-style-name="P5" draw:layer="layout" svg:width="4.445cm" svg:height="0.952cm" svg:x="7.62cm" svg:y="169.864cm">
          <draw:text-box>
            <text:p text:style-name="P4"><text:span text:style-name="T1">publicToken</text:span></text:p>
          </draw:text-box>
        </draw:frame>
        <draw:line draw:style-name="gr9" draw:text-style-name="P3" draw:layer="layout" svg:x1="22.225cm" svg:y1="170.816cm" svg:x2="25.717cm" svg:y2="170.816cm">
          <text:p/>
        </draw:line>
        <draw:line draw:style-name="gr15" draw:text-style-name="P3" draw:layer="layout" svg:x1="22.225cm" svg:y1="171.133cm" svg:x2="25.717cm" svg:y2="171.133cm">
          <text:p/>
        </draw:line>
        <draw:frame draw:style-name="gr4" draw:text-style-name="P5" draw:layer="layout" svg:width="3.492cm" svg:height="1.27cm" svg:x="22.225cm" svg:y="171.133cm">
          <draw:text-box>
            <text:p text:style-name="P4"><text:span text:style-name="T1">accessToken,</text:span></text:p>
            <text:p text:style-name="P4"><text:span text:style-name="T1">itemId</text:span></text:p>
          </draw:text-box>
        </draw:frame>
        <draw:line draw:style-name="gr9" draw:text-style-name="P3" draw:layer="layout" svg:x1="22.225cm" svg:y1="173.356cm" svg:x2="26.035cm" svg:y2="173.356cm">
          <text:p/>
        </draw:line>
        <draw:line draw:style-name="gr15" draw:text-style-name="P3" draw:layer="layout" svg:x1="22.225cm" svg:y1="173.673cm" svg:x2="26.035cm" svg:y2="173.673cm">
          <text:p/>
        </draw:line>
        <draw:frame draw:style-name="gr4" draw:text-style-name="P5" draw:layer="layout" svg:width="3.492cm" svg:height="0.635cm" svg:x="22.225cm" svg:y="173.673cm">
          <draw:text-box>
            <text:p text:style-name="P4"><text:span text:style-name="T1">accounts</text:span></text:p>
          </draw:text-box>
        </draw:frame>
        <draw:custom-shape draw:style-name="gr44" draw:text-style-name="P2" draw:layer="layout" svg:width="7.302cm" svg:height="0.952cm" svg:x="21.273cm" svg:y="167.323cm">
          <text:p text:style-name="P1"><text:span text:style-name="T1">Plaid API: /link/token/cre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" draw:layer="layout" svg:width="10.16cm" svg:height="0.952cm" svg:x="25.717cm" svg:y="170.498cm">
          <text:p text:style-name="P1"><text:span text:style-name="T1">Plaid API: /item/public_token/exchan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3.492cm" svg:height="0.952cm" svg:x="22.225cm" svg:y="169.863cm">
          <draw:text-box>
            <text:p text:style-name="P4"><text:span text:style-name="T1">publicToken</text:span></text:p>
          </draw:text-box>
        </draw:frame>
        <draw:frame draw:style-name="gr4" draw:text-style-name="P5" draw:layer="layout" svg:width="3.492cm" svg:height="0.635cm" svg:x="22.225cm" svg:y="172.721cm">
          <draw:text-box>
            <text:p text:style-name="P4"><text:span text:style-name="T1">accessToken</text:span></text:p>
          </draw:text-box>
        </draw:frame>
        <draw:custom-shape draw:style-name="gr66" draw:text-style-name="P2" draw:layer="layout" svg:width="6.35cm" svg:height="0.952cm" svg:x="26.035cm" svg:y="173.038cm">
          <text:p text:style-name="P1"><text:span text:style-name="T1">Plaid API: /accounts/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3" draw:layer="layout" svg:x1="7.62cm" svg:y1="193.675cm" svg:x2="12.065cm" svg:y2="193.675cm">
          <text:p/>
        </draw:line>
        <draw:frame draw:style-name="gr4" draw:text-style-name="P5" draw:layer="layout" svg:width="4.445cm" svg:height="1.587cm" svg:x="7.62cm" svg:y="193.676cm">
          <draw:text-box>
            <text:p text:style-name="P4"><text:span text:style-name="T1">linkedAccount,</text:span></text:p>
            <text:p text:style-name="P4"><text:span text:style-name="T1">importSummary</text:span></text:p>
          </draw:text-box>
        </draw:frame>
        <draw:line draw:style-name="gr9" draw:text-style-name="P3" draw:layer="layout" svg:x1="7.62cm" svg:y1="196.215cm" svg:x2="12.065cm" svg:y2="196.214cm">
          <text:p/>
        </draw:line>
        <draw:custom-shape draw:style-name="gr71" draw:text-style-name="P2" draw:layer="layout" svg:width="7.62cm" svg:height="25.718cm" svg:x="12.065cm" svg:y="195.897cm">
          <text:p text:style-name="P1"><text:span text:style-name="T1">POST /api/plaid/demo-imp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3" draw:layer="layout" svg:x1="19.685cm" svg:y1="196.214cm" svg:x2="25.4cm" svg:y2="196.215cm">
          <text:p/>
        </draw:line>
        <draw:line draw:style-name="gr15" draw:text-style-name="P3" draw:layer="layout" svg:x1="19.685cm" svg:y1="196.531cm" svg:x2="25.4cm" svg:y2="196.532cm">
          <text:p/>
        </draw:line>
        <draw:frame draw:style-name="gr4" draw:text-style-name="P5" draw:layer="layout" svg:width="5.715cm" svg:height="0.635cm" svg:x="19.685cm" svg:y="196.531cm">
          <draw:text-box>
            <text:p text:style-name="P4"><text:span text:style-name="T1">sandboxToken</text:span></text:p>
          </draw:text-box>
        </draw:frame>
        <draw:frame draw:style-name="gr4" draw:text-style-name="P5" draw:layer="layout" svg:width="5.715cm" svg:height="1.27cm" svg:x="19.685cm" svg:y="194.945cm">
          <draw:text-box>
            <text:p text:style-name="P4"><text:span text:style-name="T1">sandboxInstitutionId,</text:span></text:p>
            <text:p text:style-name="P4"><text:span text:style-name="T1">initialProducts</text:span></text:p>
          </draw:text-box>
        </draw:frame>
        <draw:custom-shape draw:style-name="gr72" draw:text-style-name="P2" draw:layer="layout" svg:width="10.477cm" svg:height="0.952cm" svg:x="25.401cm" svg:y="195.898cm">
          <text:p text:style-name="P1"><text:span text:style-name="T1">Plaid API: /sandbox/public_token/cre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7" draw:layer="layout" svg:width="15.557cm" svg:height="18.732cm" svg:x="22.543cm" svg:y="174.626cm">
          <draw:text-box>
            <text:p text:style-name="P6"><text:span text:style-name="T2">INSERT</text:span></text:p>
            <text:p text:style-name="P6"><text:span text:style-name="T2">INTO LinkedAccount a</text:span></text:p>
            <text:p text:style-name="P6"><text:span text:style-name="T2">VALUES</text:span></text:p>
            <text:p text:style-name="P6"><text:span text:style-name="T2">(</text:span></text:p>
            <text:p text:style-name="P6"><text:span text:style-name="T2"><text:s text:c="4"/>userId,</text:span></text:p>
            <text:p text:style-name="P6"><text:span text:style-name="T2"><text:s text:c="4"/>itemId,</text:span></text:p>
            <text:p text:style-name="P6"><text:span text:style-name="T2"><text:s text:c="4"/>accessToken,</text:span></text:p>
            <text:p text:style-name="P6"><text:span text:style-name="T2"><text:s text:c="4"/>institutionId,</text:span></text:p>
            <text:p text:style-name="P6"><text:span text:style-name="T2"><text:s text:c="4"/>institutionName,</text:span></text:p>
            <text:p text:style-name="P6"><text:span text:style-name="T2"><text:s text:c="4"/>accountId,</text:span></text:p>
            <text:p text:style-name="P6"><text:span text:style-name="T2"><text:s text:c="4"/>accountMask,</text:span></text:p>
            <text:p text:style-name="P6"><text:span text:style-name="T2"><text:s text:c="4"/>accountName,</text:span></text:p>
            <text:p text:style-name="P6"><text:span text:style-name="T2"><text:s text:c="4"/>accountType,</text:span></text:p>
            <text:p text:style-name="P6"><text:span text:style-name="T2"><text:s text:c="4"/>accountSubtype</text:span></text:p>
            <text:p text:style-name="P6"><text:span text:style-name="T2">)</text:span></text:p>
            <text:p text:style-name="P6"><text:span text:style-name="T2">ON CONFLICT</text:span></text:p>
            <text:p text:style-name="P6"><text:span text:style-name="T2">DO UPDATE</text:span></text:p>
            <text:p text:style-name="P6"><text:span text:style-name="T2">SET a.accessToken = accessToken,</text:span></text:p>
            <text:p text:style-name="P6"><text:span text:style-name="T2"><text:s text:c="4"/>a.institutionId = institutionId,</text:span></text:p>
            <text:p text:style-name="P6"><text:span text:style-name="T2"><text:s text:c="4"/>a.institutionName = institutionName,</text:span></text:p>
            <text:p text:style-name="P6"><text:span text:style-name="T2"><text:s text:c="4"/>a.accountId = accountId,</text:span></text:p>
            <text:p text:style-name="P6"><text:span text:style-name="T2"><text:s text:c="4"/>a.accountMask = accountMask,</text:span></text:p>
            <text:p text:style-name="P6"><text:span text:style-name="T2"><text:s text:c="4"/>a.accountName = accountName,</text:span></text:p>
            <text:p text:style-name="P6"><text:span text:style-name="T2"><text:s text:c="4"/>a.accountType = accountType,</text:span></text:p>
            <text:p text:style-name="P6"><text:span text:style-name="T2"><text:s text:c="4"/>a.accountSubtype = accountSubtype</text:span></text:p>
          </draw:text-box>
        </draw:frame>
        <draw:line draw:style-name="gr9" draw:text-style-name="P3" draw:layer="layout" svg:x1="22.225cm" svg:y1="193.358cm" svg:x2="39.052cm" svg:y2="193.357cm">
          <text:p/>
        </draw:line>
        <draw:line draw:style-name="gr15" draw:text-style-name="P3" draw:layer="layout" svg:x1="22.225cm" svg:y1="193.675cm" svg:x2="39.052cm" svg:y2="193.675cm">
          <text:p/>
        </draw:line>
        <draw:frame draw:style-name="gr4" draw:text-style-name="P5" draw:layer="layout" svg:width="15.875cm" svg:height="0.952cm" svg:x="22.225cm" svg:y="193.676cm">
          <draw:text-box>
            <text:p text:style-name="P4"><text:span text:style-name="T1">linkedAccount</text:span></text:p>
          </draw:text-box>
        </draw:frame>
        <draw:line draw:style-name="gr9" draw:text-style-name="P3" draw:layer="layout" svg:x1="19.685cm" svg:y1="198.438cm" svg:x2="25.4cm" svg:y2="198.437cm">
          <text:p/>
        </draw:line>
        <draw:line draw:style-name="gr15" draw:text-style-name="P3" draw:layer="layout" svg:x1="19.685cm" svg:y1="198.755cm" svg:x2="25.4cm" svg:y2="198.755cm">
          <text:p/>
        </draw:line>
        <draw:frame draw:style-name="gr4" draw:text-style-name="P5" draw:layer="layout" svg:width="5.398cm" svg:height="1.27cm" svg:x="19.685cm" svg:y="198.755cm">
          <draw:text-box>
            <text:p text:style-name="P4"><text:span text:style-name="T1">accessToken,</text:span></text:p>
            <text:p text:style-name="P4"><text:span text:style-name="T1">itemId</text:span></text:p>
          </draw:text-box>
        </draw:frame>
        <draw:line draw:style-name="gr9" draw:text-style-name="P3" draw:layer="layout" svg:x1="19.685cm" svg:y1="200.978cm" svg:x2="23.495cm" svg:y2="200.978cm">
          <text:p/>
        </draw:line>
        <draw:line draw:style-name="gr15" draw:text-style-name="P3" draw:layer="layout" svg:x1="19.685cm" svg:y1="201.295cm" svg:x2="23.495cm" svg:y2="201.295cm">
          <text:p/>
        </draw:line>
        <draw:frame draw:style-name="gr4" draw:text-style-name="P5" draw:layer="layout" svg:width="3.492cm" svg:height="0.635cm" svg:x="19.685cm" svg:y="201.295cm">
          <draw:text-box>
            <text:p text:style-name="P4"><text:span text:style-name="T1">accounts</text:span></text:p>
          </draw:text-box>
        </draw:frame>
        <draw:custom-shape draw:style-name="gr70" draw:text-style-name="P2" draw:layer="layout" svg:width="10.16cm" svg:height="0.952cm" svg:x="25.4cm" svg:y="198.12cm">
          <text:p text:style-name="P1"><text:span text:style-name="T1">Plaid API: /item/public_token/exchan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5.398cm" svg:height="0.635cm" svg:x="19.685cm" svg:y="197.802cm">
          <draw:text-box>
            <text:p text:style-name="P4"><text:span text:style-name="T1">sandboxPublicToken</text:span></text:p>
          </draw:text-box>
        </draw:frame>
        <draw:frame draw:style-name="gr4" draw:text-style-name="P5" draw:layer="layout" svg:width="3.492cm" svg:height="0.635cm" svg:x="19.685cm" svg:y="200.343cm">
          <draw:text-box>
            <text:p text:style-name="P4"><text:span text:style-name="T1">accessToken</text:span></text:p>
          </draw:text-box>
        </draw:frame>
        <draw:custom-shape draw:style-name="gr66" draw:text-style-name="P2" draw:layer="layout" svg:width="6.35cm" svg:height="0.952cm" svg:x="23.495cm" svg:y="200.66cm">
          <text:p text:style-name="P1"><text:span text:style-name="T1">Plaid API: /accounts/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7" draw:layer="layout" svg:width="15.557cm" svg:height="18.732cm" svg:x="20.003cm" svg:y="202.248cm">
          <draw:text-box>
            <text:p text:style-name="P6"><text:span text:style-name="T2">INSERT</text:span></text:p>
            <text:p text:style-name="P6"><text:span text:style-name="T2">INTO LinkedAccount a</text:span></text:p>
            <text:p text:style-name="P6"><text:span text:style-name="T2">VALUES</text:span></text:p>
            <text:p text:style-name="P6"><text:span text:style-name="T2">(</text:span></text:p>
            <text:p text:style-name="P6"><text:span text:style-name="T2"><text:s text:c="4"/>userId,</text:span></text:p>
            <text:p text:style-name="P6"><text:span text:style-name="T2"><text:s text:c="4"/>itemId,</text:span></text:p>
            <text:p text:style-name="P6"><text:span text:style-name="T2"><text:s text:c="4"/>accessToken,</text:span></text:p>
            <text:p text:style-name="P6"><text:span text:style-name="T2"><text:s text:c="4"/>institutionId,</text:span></text:p>
            <text:p text:style-name="P6"><text:span text:style-name="T2"><text:s text:c="4"/>institutionName,</text:span></text:p>
            <text:p text:style-name="P6"><text:span text:style-name="T2"><text:s text:c="4"/>accountId,</text:span></text:p>
            <text:p text:style-name="P6"><text:span text:style-name="T2"><text:s text:c="4"/>accountMask,</text:span></text:p>
            <text:p text:style-name="P6"><text:span text:style-name="T2"><text:s text:c="4"/>accountName,</text:span></text:p>
            <text:p text:style-name="P6"><text:span text:style-name="T2"><text:s text:c="4"/>accountType,</text:span></text:p>
            <text:p text:style-name="P6"><text:span text:style-name="T2"><text:s text:c="4"/>accountSubtype</text:span></text:p>
            <text:p text:style-name="P6"><text:span text:style-name="T2">)</text:span></text:p>
            <text:p text:style-name="P6"><text:span text:style-name="T2">ON CONFLICT</text:span></text:p>
            <text:p text:style-name="P6"><text:span text:style-name="T2">DO UPDATE</text:span></text:p>
            <text:p text:style-name="P6"><text:span text:style-name="T2">SET a.accessToken = accessToken,</text:span></text:p>
            <text:p text:style-name="P6"><text:span text:style-name="T2"><text:s text:c="4"/>a.institutionId = institutionId,</text:span></text:p>
            <text:p text:style-name="P6"><text:span text:style-name="T2"><text:s text:c="4"/>a.institutionName = institutionName,</text:span></text:p>
            <text:p text:style-name="P6"><text:span text:style-name="T2"><text:s text:c="4"/>a.accountId = accountId,</text:span></text:p>
            <text:p text:style-name="P6"><text:span text:style-name="T2"><text:s text:c="4"/>a.accountMask = accountMask,</text:span></text:p>
            <text:p text:style-name="P6"><text:span text:style-name="T2"><text:s text:c="4"/>a.accountName = accountName,</text:span></text:p>
            <text:p text:style-name="P6"><text:span text:style-name="T2"><text:s text:c="4"/>a.accountType = accountType,</text:span></text:p>
            <text:p text:style-name="P6"><text:span text:style-name="T2"><text:s text:c="4"/>a.accountSubtype = accountSubtype</text:span></text:p>
          </draw:text-box>
        </draw:frame>
        <draw:line draw:style-name="gr9" draw:text-style-name="P3" draw:layer="layout" svg:x1="19.685cm" svg:y1="220.98cm" svg:x2="39.052cm" svg:y2="220.98cm">
          <text:p/>
        </draw:line>
        <draw:line draw:style-name="gr15" draw:text-style-name="P3" draw:layer="layout" svg:x1="19.685cm" svg:y1="221.297cm" svg:x2="39.052cm" svg:y2="221.297cm">
          <text:p/>
        </draw:line>
        <draw:frame draw:style-name="gr4" draw:text-style-name="P5" draw:layer="layout" svg:width="15.875cm" svg:height="0.952cm" svg:x="19.685cm" svg:y="221.298cm">
          <draw:text-box>
            <text:p text:style-name="P4"><text:span text:style-name="T1">linkedAccount</text:span></text:p>
          </draw:text-box>
        </draw:frame>
        <draw:line draw:style-name="gr15" draw:text-style-name="P3" draw:layer="layout" svg:x1="7.62cm" svg:y1="221.297cm" svg:x2="12.065cm" svg:y2="221.297cm">
          <text:p/>
        </draw:line>
        <draw:frame draw:style-name="gr4" draw:text-style-name="P5" draw:layer="layout" svg:width="4.445cm" svg:height="1.587cm" svg:x="7.62cm" svg:y="221.298cm">
          <draw:text-box>
            <text:p text:style-name="P4"><text:span text:style-name="T1">linkedAccount,</text:span></text:p>
            <text:p text:style-name="P4"><text:span text:style-name="T1">importSummary</text:span></text:p>
          </draw:text-box>
        </draw:frame>
        <draw:line draw:style-name="gr9" draw:text-style-name="P3" draw:layer="layout" svg:x1="7.62cm" svg:y1="224.156cm" svg:x2="12.065cm" svg:y2="224.155cm">
          <text:p/>
        </draw:line>
        <draw:frame draw:style-name="gr4" draw:text-style-name="P5" draw:layer="layout" svg:width="4.445cm" svg:height="0.952cm" svg:x="7.62cm" svg:y="223.202cm">
          <draw:text-box>
            <text:p text:style-name="P4"><text:span text:style-name="T1">linkedAccountId</text:span></text:p>
          </draw:text-box>
        </draw:frame>
        <draw:custom-shape draw:style-name="gr12" draw:text-style-name="P2" draw:layer="layout" svg:width="5.715cm" svg:height="0.952cm" svg:x="12.065cm" svg:y="223.838cm">
          <text:p text:style-name="P1"><text:span text:style-name="T1">POST /api/plaid/syn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2" draw:layer="layout" svg:width="7.62cm" svg:height="0.952cm" svg:x="25.082cm" svg:y="223.837cm">
          <text:p text:style-name="P1"><text:span text:style-name="T1">Plaid API: /transactions/sync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3" draw:layer="layout" svg:x1="17.78cm" svg:y1="224.155cm" svg:x2="25.082cm" svg:y2="224.155cm">
          <text:p/>
        </draw:line>
        <draw:line draw:style-name="gr15" draw:text-style-name="P3" draw:layer="layout" svg:x1="17.78cm" svg:y1="224.472cm" svg:x2="25.082cm" svg:y2="224.472cm">
          <text:p/>
        </draw:line>
        <draw:frame draw:style-name="gr4" draw:text-style-name="P5" draw:layer="layout" svg:width="7.302cm" svg:height="0.953cm" svg:x="17.78cm" svg:y="224.472cm">
          <draw:text-box>
            <text:p text:style-name="P4"><text:span text:style-name="T1">syncResponse</text:span></text:p>
          </draw:text-box>
        </draw:frame>
        <draw:frame draw:style-name="gr4" draw:text-style-name="P5" draw:layer="layout" svg:width="7.302cm" svg:height="0.953cm" svg:x="17.78cm" svg:y="223.202cm">
          <draw:text-box>
            <text:p text:style-name="P4"><text:span text:style-name="T1">linkedAccountAccessToken</text:span></text:p>
          </draw:text-box>
        </draw:frame>
        <draw:line draw:style-name="gr15" draw:text-style-name="P3" draw:layer="layout" svg:x1="7.62cm" svg:y1="224.472cm" svg:x2="12.065cm" svg:y2="224.472cm">
          <text:p/>
        </draw:line>
        <draw:frame draw:style-name="gr4" draw:text-style-name="P5" draw:layer="layout" svg:width="4.445cm" svg:height="0.952cm" svg:x="7.62cm" svg:y="224.473cm">
          <draw:text-box>
            <text:p text:style-name="P4"><text:span text:style-name="T1">summary</text:span></text:p>
          </draw:text-box>
        </draw:frame>
        <draw:custom-shape draw:style-name="gr74" draw:text-style-name="P2" draw:layer="layout" svg:width="15.558cm" svg:height="6.985cm" svg:x="11.429cm" svg:y="127.952cm">
          <text:p text:style-name="P1"><text:span text:style-name="T1">POST /api/ai/budget-suggestions?month=</text:span><text:span text:style-name="T3">month</text:span><text:span text:style-name="T1">&amp;year=</text:span><text:span text:style-name="T3">year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4" draw:text-style-name="P5" draw:layer="layout" svg:width="3.175cm" svg:height="2.857cm" svg:x="8.255cm" svg:y="125.412cm">
          <draw:text-box>
            <text:p text:style-name="P4"><text:span text:style-name="T1">month,</text:span></text:p>
            <text:p text:style-name="P4"><text:span text:style-name="T1">year,</text:span></text:p>
            <text:p text:style-name="P4"><text:span text:style-name="T1">income,</text:span></text:p>
            <text:p text:style-name="P4"><text:span text:style-name="T1">categories</text:span></text:p>
          </draw:text-box>
        </draw:frame>
        <draw:line draw:style-name="gr9" draw:text-style-name="P3" draw:layer="layout" svg:x1="8.255cm" svg:y1="128.27cm" svg:x2="11.43cm" svg:y2="128.269cm">
          <text:p/>
        </draw:line>
        <draw:line draw:style-name="gr5" draw:text-style-name="P3" draw:layer="layout" svg:x1="8.255cm" svg:y1="134.621cm" svg:x2="11.43cm" svg:y2="134.62cm">
          <text:p/>
        </draw:line>
        <draw:frame draw:style-name="gr4" draw:text-style-name="P5" draw:layer="layout" svg:width="3.175cm" svg:height="0.951cm" svg:x="8.255cm" svg:y="134.621cm">
          <draw:text-box>
            <text:p text:style-name="P4"><text:span text:style-name="T1">suggestions</text:span></text:p>
          </draw:text-box>
        </draw:frame>
        <draw:frame draw:style-name="gr6" draw:text-style-name="P7" draw:layer="layout" svg:width="11.748cm" svg:height="7.62cm" svg:x="26.987cm" svg:y="120.65cm">
          <draw:text-box>
            <text:p text:style-name="P6"><text:span text:style-name="T2">SELECT *</text:span></text:p>
            <text:p text:style-name="P6"><text:span text:style-name="T2">FROM Expense e</text:span></text:p>
            <text:p text:style-name="P6"><text:span text:style-name="T2">WHERE e.userId = userId</text:span></text:p>
            <text:p text:style-name="P6"><text:span text:style-name="T2"><text:s text:c="4"/>AND e.date &gt;= startOfMonth</text:span></text:p>
            <text:p text:style-name="P6"><text:span text:style-name="T2"><text:s text:c="4"/>AND e.date &lt;= endOfMonth,</text:span></text:p>
            <text:p text:style-name="P6"><text:span text:style-name="T2">SELECT *</text:span></text:p>
            <text:p text:style-name="P6"><text:span text:style-name="T2">FROM Budget b</text:span></text:p>
            <text:p text:style-name="P6"><text:span text:style-name="T2">WHERE b.userId = userId</text:span></text:p>
            <text:p text:style-name="P6"><text:span text:style-name="T2"><text:s text:c="4"/>AND b.month = month</text:span></text:p>
            <text:p text:style-name="P6"><text:span text:style-name="T2"><text:s text:c="4"/>AND b.year = year</text:span></text:p>
          </draw:text-box>
        </draw:frame>
        <draw:line draw:style-name="gr9" draw:text-style-name="P3" draw:layer="layout" svg:x1="26.987cm" svg:y1="128.271cm" svg:x2="39.052cm" svg:y2="128.27cm">
          <text:p/>
        </draw:line>
        <draw:line draw:style-name="gr5" draw:text-style-name="P3" draw:layer="layout" svg:x1="26.987cm" svg:y1="128.588cm" svg:x2="39.052cm" svg:y2="128.587cm">
          <text:p/>
        </draw:line>
        <draw:frame draw:style-name="gr4" draw:text-style-name="P5" draw:layer="layout" svg:width="11.748cm" svg:height="1.588cm" svg:x="26.987cm" svg:y="128.587cm">
          <draw:text-box>
            <text:p text:style-name="P4"><text:span text:style-name="T1">expenses,</text:span></text:p>
            <text:p text:style-name="P4"><text:span text:style-name="T1">budgets</text:span></text:p>
          </draw:text-box>
        </draw:frame>
        <draw:frame draw:style-name="gr4" draw:text-style-name="P5" draw:layer="layout" svg:width="5.08cm" svg:height="3.81cm" svg:x="26.987cm" svg:y="130.492cm">
          <draw:text-box>
            <text:p text:style-name="P4"><text:span text:style-name="T1">month,</text:span></text:p>
            <text:p text:style-name="P4"><text:span text:style-name="T1">year,</text:span></text:p>
            <text:p text:style-name="P4"><text:span text:style-name="T1">income,</text:span></text:p>
            <text:p text:style-name="P4"><text:span text:style-name="T1">categories,</text:span></text:p>
            <text:p text:style-name="P4"><text:span text:style-name="T1">spendingSummary</text:span></text:p>
          </draw:text-box>
        </draw:frame>
        <draw:line draw:style-name="gr9" draw:text-style-name="P3" draw:layer="layout" svg:x1="26.987cm" svg:y1="134.302cm" svg:x2="32.067cm" svg:y2="134.302cm">
          <text:p/>
        </draw:line>
        <draw:line draw:style-name="gr5" draw:text-style-name="P3" draw:layer="layout" svg:x1="26.987cm" svg:y1="134.621cm" svg:x2="32.067cm" svg:y2="134.62cm">
          <text:p/>
        </draw:line>
        <draw:frame draw:style-name="gr4" draw:text-style-name="P5" draw:layer="layout" svg:width="5.08cm" svg:height="0.951cm" svg:x="26.987cm" svg:y="134.621cm">
          <draw:text-box>
            <text:p text:style-name="P4"><text:span text:style-name="T1">suggestions</text:span></text:p>
          </draw:text-box>
        </draw:frame>
        <draw:custom-shape draw:style-name="gr46" draw:text-style-name="P2" draw:layer="layout" svg:width="1.587cm" svg:height="0.952cm" svg:x="32.068cm" svg:y="133.985cm">
          <text:p text:style-name="P1"><text:span text:style-name="T1">LLM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Hack" svg:font-family="Hack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4cm" fo:margin-bottom="2.54cm" fo:margin-left="2.54cm" fo:margin-right="2.54cm" fo:page-width="52.07cm" fo:page-height="228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Jonathan Gruber</meta:initial-creator>
    <meta:creation-date>2026-03-03T19:24:04.463786079</meta:creation-date>
    <dc:date>2026-04-28T15:19:51.591797880</dc:date>
    <dc:creator>Jonathan Gruber</dc:creator>
    <meta:editing-duration>PT8H50M23S</meta:editing-duration>
    <meta:editing-cycles>75</meta:editing-cycles>
    <meta:generator>LibreOffice/26.2.2.2$Linux_X86_64 LibreOffice_project/620$Build-2</meta:generator>
    <meta:document-statistic meta:object-count="333"/>
  </office:meta>
</office:document-meta>
</file>